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nank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  <style:style style:name="ce2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ank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5" table:default-cell-style-name="Default"/>
        <table:table-row table:style-name="ro1">
          <table:table-cell office:value-type="string" calcext:value-type="string">
            <text:p>Energy(eV)</text:p>
          </table:table-cell>
          <table:table-cell office:value-type="string" calcext:value-type="string">
            <text:p>abs length [um]</text:p>
          </table:table-cell>
          <table:table-cell office:value-type="string" calcext:value-type="string">
            <text:p>wavelength(nm)</text:p>
          </table:table-cell>
          <table:table-cell office:value-type="string" calcext:value-type="string">
            <text:p>a(/cm)</text:p>
          </table:table-cell>
          <table:table-cell table:style-name="ce2" office:value-type="string" calcext:value-type="string">
            <text:p>absorption depth (c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Reflection</text:p>
          </table:table-cell>
          <table:table-cell/>
          <table:table-cell table:style-name="ce3" office:value-type="string" calcext:value-type="string">
            <text:p>Data presented in PVCDROM </text:p>
          </table:table-cell>
          <table:table-cell table:number-columns-repeated="54"/>
        </table:table-row>
        <table:table-row table:style-name="ro1">
          <table:table-cell table:formula="of:=1239.8/[.C2]" office:value-type="float" office:value="4.9592" calcext:value-type="float">
            <text:p>4.9592</text:p>
          </table:table-cell>
          <table:table-cell table:formula="of:=10^4*[.E2]" office:value-type="float" office:value="0.00543478260869565" calcext:value-type="float">
            <text:p>0.005434782608696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1840000" calcext:value-type="float">
            <text:p>1.84E+06</text:p>
          </table:table-cell>
          <table:table-cell table:style-name="ce1" table:formula="of:=1/[.D2]" office:value-type="float" office:value="0.000000543478260869565" calcext:value-type="float">
            <text:p>5.43E-07</text:p>
          </table:table-cell>
          <table:table-cell office:value-type="float" office:value="1.694" calcext:value-type="float">
            <text:p>1.694</text:p>
          </table:table-cell>
          <table:table-cell office:value-type="float" office:value="3.666" calcext:value-type="float">
            <text:p>3.666</text:p>
          </table:table-cell>
          <table:table-cell table:formula="of:=(([.F2]-1)^2+[.G2]^2)/(([.F2]+1)^2+[.G2]^2)" office:value-type="float" office:value="0.672612594017585" calcext:value-type="float">
            <text:p>0.672612594017585</text:p>
          </table:table-cell>
          <table:table-cell/>
          <table:table-cell table:style-name="ce3" office:value-type="string" calcext:value-type="string">
            <text:p>Green, M.A. and Keevers, M. "Optical properties of intrinsic silicon at 300 K ", Progress in Photovoltaics, p.189-92, vol.3, no.3; (1995)</text:p>
          </table:table-cell>
          <table:table-cell table:number-columns-repeated="54"/>
        </table:table-row>
        <table:table-row table:style-name="ro1">
          <table:table-cell table:formula="of:=1239.9/[.C3]" office:value-type="float" office:value="4.76884615384615" calcext:value-type="float">
            <text:p>4.76884615384615</text:p>
          </table:table-cell>
          <table:table-cell table:formula="of:=10^4*[.E3]" office:value-type="float" office:value="0.0050761421319797" calcext:value-type="float">
            <text:p>0.00507614213198</text:p>
          </table:table-cell>
          <table:table-cell office:value-type="float" office:value="260" calcext:value-type="float">
            <text:p>260</text:p>
          </table:table-cell>
          <table:table-cell table:style-name="ce1" office:value-type="float" office:value="1970000" calcext:value-type="float">
            <text:p>1.97E+06</text:p>
          </table:table-cell>
          <table:table-cell table:style-name="ce1" table:formula="of:=1/[.D3]" office:value-type="float" office:value="0.00000050761421319797" calcext:value-type="float">
            <text:p>5.08E-07</text:p>
          </table:table-cell>
          <table:table-cell office:value-type="float" office:value="1.8" calcext:value-type="float">
            <text:p>1.8</text:p>
          </table:table-cell>
          <table:table-cell office:value-type="float" office:value="4.072" calcext:value-type="float">
            <text:p>4.072</text:p>
          </table:table-cell>
          <table:table-cell table:formula="of:=(([.F3]-1)^2+[.G3]^2)/(([.F3]+1)^2+[.G3]^2)" office:value-type="float" office:value="0.705173999753657" calcext:value-type="float">
            <text:p>0.705173999753657</text:p>
          </table:table-cell>
          <table:table-cell table:number-columns-repeated="56"/>
        </table:table-row>
        <table:table-row table:style-name="ro1">
          <table:table-cell table:formula="of:=1239.8/[.C4]" office:value-type="float" office:value="4.59185185185185" calcext:value-type="float">
            <text:p>4.59185185185185</text:p>
          </table:table-cell>
          <table:table-cell table:formula="of:=10^4*[.E4]" office:value-type="float" office:value="0.00458715596330275" calcext:value-type="float">
            <text:p>0.004587155963303</text:p>
          </table:table-cell>
          <table:table-cell office:value-type="float" office:value="270" calcext:value-type="float">
            <text:p>270</text:p>
          </table:table-cell>
          <table:table-cell table:style-name="ce1" office:value-type="float" office:value="2180000" calcext:value-type="float">
            <text:p>2.18E+06</text:p>
          </table:table-cell>
          <table:table-cell table:style-name="ce1" table:formula="of:=1/[.D4]" office:value-type="float" office:value="0.000000458715596330275" calcext:value-type="float">
            <text:p>4.59E-07</text:p>
          </table:table-cell>
          <table:table-cell office:value-type="float" office:value="2.129" calcext:value-type="float">
            <text:p>2.129</text:p>
          </table:table-cell>
          <table:table-cell office:value-type="float" office:value="4.69" calcext:value-type="float">
            <text:p>4.69</text:p>
          </table:table-cell>
          <table:table-cell table:formula="of:=(([.F4]-1)^2+[.G4]^2)/(([.F4]+1)^2+[.G4]^2)" office:value-type="float" office:value="0.732089552684876" calcext:value-type="float">
            <text:p>0.732089552684876</text:p>
          </table:table-cell>
          <table:table-cell table:number-columns-repeated="56"/>
        </table:table-row>
        <table:table-row table:style-name="ro1">
          <table:table-cell table:formula="of:=1239.8/[.C5]" office:value-type="float" office:value="4.42785714285714" calcext:value-type="float">
            <text:p>4.42785714285714</text:p>
          </table:table-cell>
          <table:table-cell table:formula="of:=10^4*[.E5]" office:value-type="float" office:value="0.00423728813559322" calcext:value-type="float">
            <text:p>0.004237288135593</text:p>
          </table:table-cell>
          <table:table-cell office:value-type="float" office:value="280" calcext:value-type="float">
            <text:p>280</text:p>
          </table:table-cell>
          <table:table-cell table:style-name="ce1" office:value-type="float" office:value="2360000" calcext:value-type="float">
            <text:p>2.36E+06</text:p>
          </table:table-cell>
          <table:table-cell table:style-name="ce1" table:formula="of:=1/[.D5]" office:value-type="float" office:value="0.000000423728813559322" calcext:value-type="float">
            <text:p>4.24E-07</text:p>
          </table:table-cell>
          <table:table-cell office:value-type="float" office:value="3.052" calcext:value-type="float">
            <text:p>3.052</text:p>
          </table:table-cell>
          <table:table-cell office:value-type="float" office:value="5.258" calcext:value-type="float">
            <text:p>5.258</text:p>
          </table:table-cell>
          <table:table-cell table:formula="of:=(([.F5]-1)^2+[.G5]^2)/(([.F5]+1)^2+[.G5]^2)" office:value-type="float" office:value="0.722956410931167" calcext:value-type="float">
            <text:p>0.722956410931167</text:p>
          </table:table-cell>
          <table:table-cell table:number-columns-repeated="56"/>
        </table:table-row>
        <table:table-row table:style-name="ro1">
          <table:table-cell table:formula="of:=1239.9/[.C6]" office:value-type="float" office:value="4.27551724137931" calcext:value-type="float">
            <text:p>4.27551724137931</text:p>
          </table:table-cell>
          <table:table-cell table:formula="of:=10^4*[.E6]" office:value-type="float" office:value="0.00446428571428571" calcext:value-type="float">
            <text:p>0.004464285714286</text:p>
          </table:table-cell>
          <table:table-cell office:value-type="float" office:value="290" calcext:value-type="float">
            <text:p>290</text:p>
          </table:table-cell>
          <table:table-cell table:style-name="ce1" office:value-type="float" office:value="2240000" calcext:value-type="float">
            <text:p>2.24E+06</text:p>
          </table:table-cell>
          <table:table-cell table:style-name="ce1" table:formula="of:=1/[.D6]" office:value-type="float" office:value="0.000000446428571428571" calcext:value-type="float">
            <text:p>4.46E-07</text:p>
          </table:table-cell>
          <table:table-cell office:value-type="float" office:value="4.426" calcext:value-type="float">
            <text:p>4.426</text:p>
          </table:table-cell>
          <table:table-cell office:value-type="float" office:value="5.16" calcext:value-type="float">
            <text:p>5.16</text:p>
          </table:table-cell>
          <table:table-cell table:formula="of:=(([.F6]-1)^2+[.G6]^2)/(([.F6]+1)^2+[.G6]^2)" office:value-type="float" office:value="0.684235361230538" calcext:value-type="float">
            <text:p>0.684235361230538</text:p>
          </table:table-cell>
          <table:table-cell table:number-columns-repeated="56"/>
        </table:table-row>
        <table:table-row table:style-name="ro1">
          <table:table-cell table:formula="of:=1239.8/[.C7]" office:value-type="float" office:value="4.13266666666667" calcext:value-type="float">
            <text:p>4.13266666666667</text:p>
          </table:table-cell>
          <table:table-cell table:formula="of:=10^4*[.E7]" office:value-type="float" office:value="0.00578034682080925" calcext:value-type="float">
            <text:p>0.005780346820809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1730000" calcext:value-type="float">
            <text:p>1.73E+06</text:p>
          </table:table-cell>
          <table:table-cell table:style-name="ce1" table:formula="of:=1/[.D7]" office:value-type="float" office:value="0.000000578034682080925" calcext:value-type="float">
            <text:p>5.78E-07</text:p>
          </table:table-cell>
          <table:table-cell office:value-type="float" office:value="5.055" calcext:value-type="float">
            <text:p>5.055</text:p>
          </table:table-cell>
          <table:table-cell office:value-type="float" office:value="4.128" calcext:value-type="float">
            <text:p>4.128</text:p>
          </table:table-cell>
          <table:table-cell table:formula="of:=(([.F7]-1)^2+[.G7]^2)/(([.F7]+1)^2+[.G7]^2)" office:value-type="float" office:value="0.623487589028101" calcext:value-type="float">
            <text:p>0.623487589028101</text:p>
          </table:table-cell>
          <table:table-cell table:number-columns-repeated="2"/>
          <table:table-cell>
            <draw:frame table:end-cell-address="nank.R27" table:end-x="0.4543in" table:end-y="0.1004in" draw:z-index="1" draw:name="Chart 3" draw:style-name="gr1" draw:text-style-name="P1" svg:width="4.6165in" svg:height="3.4996in" svg:x="0.524in" svg:y="0.1563in">
              <draw:object draw:notify-on-update-of-ranges="nank.C2:nank.C122 nank.D1:nank.D1 nank.D2:nank.D1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nank.Y27" table:end-x="0.5276in" table:end-y="0.1106in" draw:z-index="0" draw:name="Chart 2" draw:style-name="gr1" draw:text-style-name="P1" svg:width="4.6201in" svg:height="3.4996in" svg:x="0.5937in" svg:y="0.1665in">
              <draw:object draw:notify-on-update-of-ranges="nank.C2:nank.C122 nank.E1:nank.E1 nank.E2:nank.E1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table:formula="of:=1239.8/[.C8]" office:value-type="float" office:value="3.99935483870968" calcext:value-type="float">
            <text:p>3.99935483870968</text:p>
          </table:table-cell>
          <table:table-cell table:formula="of:=10^4*[.E8]" office:value-type="float" office:value="0.00694444444444445" calcext:value-type="float">
            <text:p>0.006944444444444</text:p>
          </table:table-cell>
          <table:table-cell office:value-type="float" office:value="310" calcext:value-type="float">
            <text:p>310</text:p>
          </table:table-cell>
          <table:table-cell table:style-name="ce1" office:value-type="float" office:value="1440000" calcext:value-type="float">
            <text:p>1.44E+06</text:p>
          </table:table-cell>
          <table:table-cell table:style-name="ce1" table:formula="of:=1/[.D8]" office:value-type="float" office:value="0.000000694444444444445" calcext:value-type="float">
            <text:p>6.94E-07</text:p>
          </table:table-cell>
          <table:table-cell office:value-type="float" office:value="5.074" calcext:value-type="float">
            <text:p>5.074</text:p>
          </table:table-cell>
          <table:table-cell office:value-type="float" office:value="3.559" calcext:value-type="float">
            <text:p>3.559</text:p>
          </table:table-cell>
          <table:table-cell table:formula="of:=(([.F8]-1)^2+[.G8]^2)/(([.F8]+1)^2+[.G8]^2)" office:value-type="float" office:value="0.590475835158614" calcext:value-type="float">
            <text:p>0.590475835158614</text:p>
          </table:table-cell>
          <table:table-cell table:number-columns-repeated="56"/>
        </table:table-row>
        <table:table-row table:style-name="ro1">
          <table:table-cell table:formula="of:=1239.9/[.C9]" office:value-type="float" office:value="3.8746875" calcext:value-type="float">
            <text:p>3.8746875</text:p>
          </table:table-cell>
          <table:table-cell table:formula="of:=10^4*[.E9]" office:value-type="float" office:value="0.0078125" calcext:value-type="float">
            <text:p>0.0078125</text:p>
          </table:table-cell>
          <table:table-cell office:value-type="float" office:value="320" calcext:value-type="float">
            <text:p>320</text:p>
          </table:table-cell>
          <table:table-cell table:style-name="ce1" office:value-type="float" office:value="1280000" calcext:value-type="float">
            <text:p>1.28E+06</text:p>
          </table:table-cell>
          <table:table-cell table:style-name="ce1" table:formula="of:=1/[.D9]" office:value-type="float" office:value="0.00000078125" calcext:value-type="float">
            <text:p>7.81E-07</text:p>
          </table:table-cell>
          <table:table-cell office:value-type="float" office:value="5.102" calcext:value-type="float">
            <text:p>5.102</text:p>
          </table:table-cell>
          <table:table-cell office:value-type="float" office:value="3.269" calcext:value-type="float">
            <text:p>3.269</text:p>
          </table:table-cell>
          <table:table-cell table:formula="of:=(([.F9]-1)^2+[.G9]^2)/(([.F9]+1)^2+[.G9]^2)" office:value-type="float" office:value="0.574130337860842" calcext:value-type="float">
            <text:p>0.574130337860842</text:p>
          </table:table-cell>
          <table:table-cell table:number-columns-repeated="56"/>
        </table:table-row>
        <table:table-row table:style-name="ro1">
          <table:table-cell table:formula="of:=1239.8/[.C10]" office:value-type="float" office:value="3.7569696969697" calcext:value-type="float">
            <text:p>3.7569696969697</text:p>
          </table:table-cell>
          <table:table-cell table:formula="of:=10^4*[.E10]" office:value-type="float" office:value="0.00854700854700855" calcext:value-type="float">
            <text:p>0.008547008547009</text:p>
          </table:table-cell>
          <table:table-cell office:value-type="float" office:value="330" calcext:value-type="float">
            <text:p>330</text:p>
          </table:table-cell>
          <table:table-cell table:style-name="ce1" office:value-type="float" office:value="1170000" calcext:value-type="float">
            <text:p>1.17E+06</text:p>
          </table:table-cell>
          <table:table-cell table:style-name="ce1" table:formula="of:=1/[.D10]" office:value-type="float" office:value="0.000000854700854700855" calcext:value-type="float">
            <text:p>8.55E-07</text:p>
          </table:table-cell>
          <table:table-cell office:value-type="float" office:value="5.179" calcext:value-type="float">
            <text:p>5.179</text:p>
          </table:table-cell>
          <table:table-cell office:value-type="float" office:value="3.085" calcext:value-type="float">
            <text:p>3.085</text:p>
          </table:table-cell>
          <table:table-cell table:formula="of:=(([.F10]-1)^2+[.G10]^2)/(([.F10]+1)^2+[.G10]^2)" office:value-type="float" office:value="0.5656774122022" calcext:value-type="float">
            <text:p>0.5656774122022</text:p>
          </table:table-cell>
          <table:table-cell table:number-columns-repeated="56"/>
        </table:table-row>
        <table:table-row table:style-name="ro1">
          <table:table-cell table:formula="of:=1239.8/[.C11]" office:value-type="float" office:value="3.64647058823529" calcext:value-type="float">
            <text:p>3.64647058823529</text:p>
          </table:table-cell>
          <table:table-cell table:formula="of:=10^4*[.E11]" office:value-type="float" office:value="0.0091743119266055" calcext:value-type="float">
            <text:p>0.009174311926606</text:p>
          </table:table-cell>
          <table:table-cell office:value-type="float" office:value="340" calcext:value-type="float">
            <text:p>340</text:p>
          </table:table-cell>
          <table:table-cell table:style-name="ce1" office:value-type="float" office:value="1090000" calcext:value-type="float">
            <text:p>1.09E+06</text:p>
          </table:table-cell>
          <table:table-cell table:style-name="ce1" table:formula="of:=1/[.D11]" office:value-type="float" office:value="0.00000091743119266055" calcext:value-type="float">
            <text:p>9.17E-07</text:p>
          </table:table-cell>
          <table:table-cell office:value-type="float" office:value="5.293" calcext:value-type="float">
            <text:p>5.293</text:p>
          </table:table-cell>
          <table:table-cell office:value-type="float" office:value="2.951" calcext:value-type="float">
            <text:p>2.951</text:p>
          </table:table-cell>
          <table:table-cell table:formula="of:=(([.F11]-1)^2+[.G11]^2)/(([.F11]+1)^2+[.G11]^2)" office:value-type="float" office:value="0.561749318208869" calcext:value-type="float">
            <text:p>0.561749318208869</text:p>
          </table:table-cell>
          <table:table-cell table:number-columns-repeated="56"/>
        </table:table-row>
        <table:table-row table:style-name="ro1">
          <table:table-cell table:formula="of:=1239.9/[.C12]" office:value-type="float" office:value="3.54257142857143" calcext:value-type="float">
            <text:p>3.54257142857143</text:p>
          </table:table-cell>
          <table:table-cell table:formula="of:=10^4*[.E12]" office:value-type="float" office:value="0.00961538461538462" calcext:value-type="float">
            <text:p>0.009615384615385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1040000" calcext:value-type="float">
            <text:p>1.04E+06</text:p>
          </table:table-cell>
          <table:table-cell table:style-name="ce1" table:formula="of:=1/[.D12]" office:value-type="float" office:value="0.000000961538461538462" calcext:value-type="float">
            <text:p>9.62E-07</text:p>
          </table:table-cell>
          <table:table-cell office:value-type="float" office:value="5.483" calcext:value-type="float">
            <text:p>5.483</text:p>
          </table:table-cell>
          <table:table-cell office:value-type="float" office:value="2.904" calcext:value-type="float">
            <text:p>2.904</text:p>
          </table:table-cell>
          <table:table-cell table:formula="of:=(([.F12]-1)^2+[.G12]^2)/(([.F12]+1)^2+[.G12]^2)" office:value-type="float" office:value="0.565380275909807" calcext:value-type="float">
            <text:p>0.565380275909807</text:p>
          </table:table-cell>
          <table:table-cell table:number-columns-repeated="56"/>
        </table:table-row>
        <table:table-row table:style-name="ro1">
          <table:table-cell table:formula="of:=1239.8/[.C13]" office:value-type="float" office:value="3.44388888888889" calcext:value-type="float">
            <text:p>3.44388888888889</text:p>
          </table:table-cell>
          <table:table-cell table:formula="of:=10^4*[.E13]" office:value-type="float" office:value="0.00980392156862745" calcext:value-type="float">
            <text:p>0.009803921568627</text:p>
          </table:table-cell>
          <table:table-cell office:value-type="float" office:value="360" calcext:value-type="float">
            <text:p>360</text:p>
          </table:table-cell>
          <table:table-cell table:style-name="ce1" office:value-type="float" office:value="1020000" calcext:value-type="float">
            <text:p>1.02E+06</text:p>
          </table:table-cell>
          <table:table-cell table:style-name="ce1" table:formula="of:=1/[.D13]" office:value-type="float" office:value="0.000000980392156862745" calcext:value-type="float">
            <text:p>9.80E-07</text:p>
          </table:table-cell>
          <table:table-cell office:value-type="float" office:value="6.014" calcext:value-type="float">
            <text:p>6.014</text:p>
          </table:table-cell>
          <table:table-cell office:value-type="float" office:value="2.912" calcext:value-type="float">
            <text:p>2.912</text:p>
          </table:table-cell>
          <table:table-cell table:formula="of:=(([.F13]-1)^2+[.G13]^2)/(([.F13]+1)^2+[.G13]^2)" office:value-type="float" office:value="0.582911002404122" calcext:value-type="float">
            <text:p>0.582911002404122</text:p>
          </table:table-cell>
          <table:table-cell table:number-columns-repeated="56"/>
        </table:table-row>
        <table:table-row table:style-name="ro1">
          <table:table-cell table:formula="of:=1239.8/[.C14]" office:value-type="float" office:value="3.35081081081081" calcext:value-type="float">
            <text:p>3.35081081081081</text:p>
          </table:table-cell>
          <table:table-cell table:formula="of:=10^4*[.E14]" office:value-type="float" office:value="0.0143472022955524" calcext:value-type="float">
            <text:p>0.014347202295552</text:p>
          </table:table-cell>
          <table:table-cell office:value-type="float" office:value="370" calcext:value-type="float">
            <text:p>370</text:p>
          </table:table-cell>
          <table:table-cell table:style-name="ce1" office:value-type="float" office:value="697000" calcext:value-type="float">
            <text:p>6.97E+05</text:p>
          </table:table-cell>
          <table:table-cell table:style-name="ce1" table:formula="of:=1/[.D14]" office:value-type="float" office:value="0.00000143472022955524" calcext:value-type="float">
            <text:p>1.43E-06</text:p>
          </table:table-cell>
          <table:table-cell office:value-type="float" office:value="6.863" calcext:value-type="float">
            <text:p>6.863</text:p>
          </table:table-cell>
          <table:table-cell office:value-type="float" office:value="2.051" calcext:value-type="float">
            <text:p>2.051</text:p>
          </table:table-cell>
          <table:table-cell table:formula="of:=(([.F14]-1)^2+[.G14]^2)/(([.F14]+1)^2+[.G14]^2)" office:value-type="float" office:value="0.584270801263058" calcext:value-type="float">
            <text:p>0.584270801263058</text:p>
          </table:table-cell>
          <table:table-cell table:number-columns-repeated="56"/>
        </table:table-row>
        <table:table-row table:style-name="ro1">
          <table:table-cell table:formula="of:=1239.9/[.C15]" office:value-type="float" office:value="3.26289473684211" calcext:value-type="float">
            <text:p>3.26289473684211</text:p>
          </table:table-cell>
          <table:table-cell table:formula="of:=10^4*[.E15]" office:value-type="float" office:value="0.0341296928327645" calcext:value-type="float">
            <text:p>0.034129692832765</text:p>
          </table:table-cell>
          <table:table-cell office:value-type="float" office:value="380" calcext:value-type="float">
            <text:p>380</text:p>
          </table:table-cell>
          <table:table-cell table:style-name="ce1" office:value-type="float" office:value="293000" calcext:value-type="float">
            <text:p>2.93E+05</text:p>
          </table:table-cell>
          <table:table-cell table:style-name="ce1" table:formula="of:=1/[.D15]" office:value-type="float" office:value="0.00000341296928327645" calcext:value-type="float">
            <text:p>3.41E-06</text:p>
          </table:table-cell>
          <table:table-cell office:value-type="float" office:value="6.548" calcext:value-type="float">
            <text:p>6.548</text:p>
          </table:table-cell>
          <table:table-cell office:value-type="float" office:value="0.885" calcext:value-type="float">
            <text:p>0.885</text:p>
          </table:table-cell>
          <table:table-cell table:formula="of:=(([.F15]-1)^2+[.G15]^2)/(([.F15]+1)^2+[.G15]^2)" office:value-type="float" office:value="0.546502292447187" calcext:value-type="float">
            <text:p>0.546502292447187</text:p>
          </table:table-cell>
          <table:table-cell table:number-columns-repeated="56"/>
        </table:table-row>
        <table:table-row table:style-name="ro1">
          <table:table-cell table:formula="of:=1239.8/[.C16]" office:value-type="float" office:value="3.17897435897436" calcext:value-type="float">
            <text:p>3.17897435897436</text:p>
          </table:table-cell>
          <table:table-cell table:formula="of:=10^4*[.E16]" office:value-type="float" office:value="0.0666666666666667" calcext:value-type="float">
            <text:p>0.066666666666667</text:p>
          </table:table-cell>
          <table:table-cell office:value-type="float" office:value="390" calcext:value-type="float">
            <text:p>390</text:p>
          </table:table-cell>
          <table:table-cell table:style-name="ce1" office:value-type="float" office:value="150000" calcext:value-type="float">
            <text:p>1.50E+05</text:p>
          </table:table-cell>
          <table:table-cell table:style-name="ce1" table:formula="of:=1/[.D16]" office:value-type="float" office:value="0.00000666666666666667" calcext:value-type="float">
            <text:p>6.67E-06</text:p>
          </table:table-cell>
          <table:table-cell office:value-type="float" office:value="5.976" calcext:value-type="float">
            <text:p>5.976</text:p>
          </table:table-cell>
          <table:table-cell office:value-type="float" office:value="0.465" calcext:value-type="float">
            <text:p>0.465</text:p>
          </table:table-cell>
          <table:table-cell table:formula="of:=(([.F16]-1)^2+[.G16]^2)/(([.F16]+1)^2+[.G16]^2)" office:value-type="float" office:value="0.510973643823881" calcext:value-type="float">
            <text:p>0.510973643823881</text:p>
          </table:table-cell>
          <table:table-cell table:number-columns-repeated="56"/>
        </table:table-row>
        <table:table-row table:style-name="ro1">
          <table:table-cell table:formula="of:=1239.8/[.C17]" office:value-type="float" office:value="3.0995" calcext:value-type="float">
            <text:p>3.0995</text:p>
          </table:table-cell>
          <table:table-cell table:formula="of:=10^4*[.E17]" office:value-type="float" office:value="0.105042016806723" calcext:value-type="float">
            <text:p>0.105042016806723</text:p>
          </table:table-cell>
          <table:table-cell office:value-type="float" office:value="400" calcext:value-type="float">
            <text:p>400</text:p>
          </table:table-cell>
          <table:table-cell table:style-name="ce1" office:value-type="float" office:value="95200" calcext:value-type="float">
            <text:p>9.52E+04</text:p>
          </table:table-cell>
          <table:table-cell table:style-name="ce1" table:formula="of:=1/[.D17]" office:value-type="float" office:value="0.0000105042016806723" calcext:value-type="float">
            <text:p>1.05E-05</text:p>
          </table:table-cell>
          <table:table-cell office:value-type="float" office:value="5.587" calcext:value-type="float">
            <text:p>5.587</text:p>
          </table:table-cell>
          <table:table-cell office:value-type="float" office:value="0.303" calcext:value-type="float">
            <text:p>0.303</text:p>
          </table:table-cell>
          <table:table-cell table:formula="of:=(([.F17]-1)^2+[.G17]^2)/(([.F17]+1)^2+[.G17]^2)" office:value-type="float" office:value="0.486021027692078" calcext:value-type="float">
            <text:p>0.486021027692078</text:p>
          </table:table-cell>
          <table:table-cell table:number-columns-repeated="56"/>
        </table:table-row>
        <table:table-row table:style-name="ro1">
          <table:table-cell table:formula="of:=1239.9/[.C18]" office:value-type="float" office:value="3.02414634146341" calcext:value-type="float">
            <text:p>3.02414634146341</text:p>
          </table:table-cell>
          <table:table-cell table:formula="of:=10^4*[.E18]" office:value-type="float" office:value="0.148367952522255" calcext:value-type="float">
            <text:p>0.148367952522255</text:p>
          </table:table-cell>
          <table:table-cell office:value-type="float" office:value="410" calcext:value-type="float">
            <text:p>410</text:p>
          </table:table-cell>
          <table:table-cell table:style-name="ce1" office:value-type="float" office:value="67400" calcext:value-type="float">
            <text:p>6.74E+04</text:p>
          </table:table-cell>
          <table:table-cell table:style-name="ce1" table:formula="of:=1/[.D18]" office:value-type="float" office:value="0.0000148367952522255" calcext:value-type="float">
            <text:p>1.48E-05</text:p>
          </table:table-cell>
          <table:table-cell office:value-type="float" office:value="5.305" calcext:value-type="float">
            <text:p>5.305</text:p>
          </table:table-cell>
          <table:table-cell office:value-type="float" office:value="0.22" calcext:value-type="float">
            <text:p>0.22</text:p>
          </table:table-cell>
          <table:table-cell table:formula="of:=(([.F18]-1)^2+[.G18]^2)/(([.F18]+1)^2+[.G18]^2)" office:value-type="float" office:value="0.466853259650879" calcext:value-type="float">
            <text:p>0.466853259650879</text:p>
          </table:table-cell>
          <table:table-cell table:number-columns-repeated="56"/>
        </table:table-row>
        <table:table-row table:style-name="ro1">
          <table:table-cell table:formula="of:=1239.8/[.C19]" office:value-type="float" office:value="2.95190476190476" calcext:value-type="float">
            <text:p>2.95190476190476</text:p>
          </table:table-cell>
          <table:table-cell table:formula="of:=10^4*[.E19]" office:value-type="float" office:value="0.2" calcext:value-type="float">
            <text:p>0.2</text:p>
          </table:table-cell>
          <table:table-cell office:value-type="float" office:value="420" calcext:value-type="float">
            <text:p>420</text:p>
          </table:table-cell>
          <table:table-cell table:style-name="ce1" office:value-type="float" office:value="50000" calcext:value-type="float">
            <text:p>5.00E+04</text:p>
          </table:table-cell>
          <table:table-cell table:style-name="ce1" table:formula="of:=1/[.D19]" office:value-type="float" office:value="0.00002" calcext:value-type="float">
            <text:p>2.00E-05</text:p>
          </table:table-cell>
          <table:table-cell office:value-type="float" office:value="5.091" calcext:value-type="float">
            <text:p>5.091</text:p>
          </table:table-cell>
          <table:table-cell office:value-type="float" office:value="0.167" calcext:value-type="float">
            <text:p>0.167</text:p>
          </table:table-cell>
          <table:table-cell table:formula="of:=(([.F19]-1)^2+[.G19]^2)/(([.F19]+1)^2+[.G19]^2)" office:value-type="float" office:value="0.451521580514202" calcext:value-type="float">
            <text:p>0.451521580514202</text:p>
          </table:table-cell>
          <table:table-cell table:number-columns-repeated="56"/>
        </table:table-row>
        <table:table-row table:style-name="ro1">
          <table:table-cell table:formula="of:=1239.8/[.C20]" office:value-type="float" office:value="2.88325581395349" calcext:value-type="float">
            <text:p>2.88325581395349</text:p>
          </table:table-cell>
          <table:table-cell table:formula="of:=10^4*[.E20]" office:value-type="float" office:value="0.255102040816327" calcext:value-type="float">
            <text:p>0.255102040816327</text:p>
          </table:table-cell>
          <table:table-cell office:value-type="float" office:value="430" calcext:value-type="float">
            <text:p>430</text:p>
          </table:table-cell>
          <table:table-cell table:style-name="ce1" office:value-type="float" office:value="39200" calcext:value-type="float">
            <text:p>3.92E+04</text:p>
          </table:table-cell>
          <table:table-cell table:style-name="ce1" table:formula="of:=1/[.D20]" office:value-type="float" office:value="0.0000255102040816327" calcext:value-type="float">
            <text:p>2.55E-05</text:p>
          </table:table-cell>
          <table:table-cell office:value-type="float" office:value="4.925" calcext:value-type="float">
            <text:p>4.925</text:p>
          </table:table-cell>
          <table:table-cell office:value-type="float" office:value="0.134" calcext:value-type="float">
            <text:p>0.134</text:p>
          </table:table-cell>
          <table:table-cell table:formula="of:=(([.F20]-1)^2+[.G20]^2)/(([.F20]+1)^2+[.G20]^2)" office:value-type="float" office:value="0.439123248850964" calcext:value-type="float">
            <text:p>0.439123248850964</text:p>
          </table:table-cell>
          <table:table-cell table:number-columns-repeated="56"/>
        </table:table-row>
        <table:table-row table:style-name="ro1">
          <table:table-cell table:formula="of:=1239.9/[.C21]" office:value-type="float" office:value="2.81795454545455" calcext:value-type="float">
            <text:p>2.81795454545455</text:p>
          </table:table-cell>
          <table:table-cell table:formula="of:=10^4*[.E21]" office:value-type="float" office:value="0.321543408360129" calcext:value-type="float">
            <text:p>0.321543408360129</text:p>
          </table:table-cell>
          <table:table-cell office:value-type="float" office:value="440" calcext:value-type="float">
            <text:p>440</text:p>
          </table:table-cell>
          <table:table-cell table:style-name="ce1" office:value-type="float" office:value="31100" calcext:value-type="float">
            <text:p>3.11E+04</text:p>
          </table:table-cell>
          <table:table-cell table:style-name="ce1" table:formula="of:=1/[.D21]" office:value-type="float" office:value="0.0000321543408360129" calcext:value-type="float">
            <text:p>3.22E-05</text:p>
          </table:table-cell>
          <table:table-cell office:value-type="float" office:value="4.793" calcext:value-type="float">
            <text:p>4.793</text:p>
          </table:table-cell>
          <table:table-cell office:value-type="float" office:value="0.109" calcext:value-type="float">
            <text:p>0.109</text:p>
          </table:table-cell>
          <table:table-cell table:formula="of:=(([.F21]-1)^2+[.G21]^2)/(([.F21]+1)^2+[.G21]^2)" office:value-type="float" office:value="0.428907265346926" calcext:value-type="float">
            <text:p>0.428907265346926</text:p>
          </table:table-cell>
          <table:table-cell table:number-columns-repeated="56"/>
        </table:table-row>
        <table:table-row table:style-name="ro1">
          <table:table-cell table:formula="of:=1239.8/[.C22]" office:value-type="float" office:value="2.75511111111111" calcext:value-type="float">
            <text:p>2.75511111111111</text:p>
          </table:table-cell>
          <table:table-cell table:formula="of:=10^4*[.E22]" office:value-type="float" office:value="0.392156862745098" calcext:value-type="float">
            <text:p>0.392156862745098</text:p>
          </table:table-cell>
          <table:table-cell office:value-type="float" office:value="450" calcext:value-type="float">
            <text:p>450</text:p>
          </table:table-cell>
          <table:table-cell table:style-name="ce1" office:value-type="float" office:value="25500" calcext:value-type="float">
            <text:p>2.55E+04</text:p>
          </table:table-cell>
          <table:table-cell table:style-name="ce1" table:formula="of:=1/[.D22]" office:value-type="float" office:value="0.0000392156862745098" calcext:value-type="float">
            <text:p>3.92E-05</text:p>
          </table:table-cell>
          <table:table-cell office:value-type="float" office:value="4.676" calcext:value-type="float">
            <text:p>4.676</text:p>
          </table:table-cell>
          <table:table-cell office:value-type="float" office:value="0.091" calcext:value-type="float">
            <text:p>0.091</text:p>
          </table:table-cell>
          <table:table-cell table:formula="of:=(([.F22]-1)^2+[.G22]^2)/(([.F22]+1)^2+[.G22]^2)" office:value-type="float" office:value="0.419585699502722" calcext:value-type="float">
            <text:p>0.419585699502722</text:p>
          </table:table-cell>
          <table:table-cell table:number-columns-repeated="56"/>
        </table:table-row>
        <table:table-row table:style-name="ro1">
          <table:table-cell table:formula="of:=1239.8/[.C23]" office:value-type="float" office:value="2.69521739130435" calcext:value-type="float">
            <text:p>2.69521739130435</text:p>
          </table:table-cell>
          <table:table-cell table:formula="of:=10^4*[.E23]" office:value-type="float" office:value="0.476190476190476" calcext:value-type="float">
            <text:p>0.476190476190476</text:p>
          </table:table-cell>
          <table:table-cell office:value-type="float" office:value="460" calcext:value-type="float">
            <text:p>460</text:p>
          </table:table-cell>
          <table:table-cell table:style-name="ce1" office:value-type="float" office:value="21000" calcext:value-type="float">
            <text:p>2.10E+04</text:p>
          </table:table-cell>
          <table:table-cell table:style-name="ce1" table:formula="of:=1/[.D23]" office:value-type="float" office:value="0.0000476190476190476" calcext:value-type="float">
            <text:p>4.76E-05</text:p>
          </table:table-cell>
          <table:table-cell office:value-type="float" office:value="4.577" calcext:value-type="float">
            <text:p>4.577</text:p>
          </table:table-cell>
          <table:table-cell office:value-type="float" office:value="0.077" calcext:value-type="float">
            <text:p>0.077</text:p>
          </table:table-cell>
          <table:table-cell table:formula="of:=(([.F23]-1)^2+[.G23]^2)/(([.F23]+1)^2+[.G23]^2)" office:value-type="float" office:value="0.411485950400365" calcext:value-type="float">
            <text:p>0.411485950400365</text:p>
          </table:table-cell>
          <table:table-cell table:number-columns-repeated="56"/>
        </table:table-row>
        <table:table-row table:style-name="ro1">
          <table:table-cell table:formula="of:=1239.9/[.C24]" office:value-type="float" office:value="2.63808510638298" calcext:value-type="float">
            <text:p>2.63808510638298</text:p>
          </table:table-cell>
          <table:table-cell table:formula="of:=10^4*[.E24]" office:value-type="float" office:value="0.581395348837209" calcext:value-type="float">
            <text:p>0.581395348837209</text:p>
          </table:table-cell>
          <table:table-cell office:value-type="float" office:value="470" calcext:value-type="float">
            <text:p>470</text:p>
          </table:table-cell>
          <table:table-cell table:style-name="ce1" office:value-type="float" office:value="17200" calcext:value-type="float">
            <text:p>1.72E+04</text:p>
          </table:table-cell>
          <table:table-cell table:style-name="ce1" table:formula="of:=1/[.D24]" office:value-type="float" office:value="0.0000581395348837209" calcext:value-type="float">
            <text:p>5.81E-05</text:p>
          </table:table-cell>
          <table:table-cell office:value-type="float" office:value="4.491" calcext:value-type="float">
            <text:p>4.491</text:p>
          </table:table-cell>
          <table:table-cell office:value-type="float" office:value="0.064" calcext:value-type="float">
            <text:p>0.064</text:p>
          </table:table-cell>
          <table:table-cell table:formula="of:=(([.F24]-1)^2+[.G24]^2)/(([.F24]+1)^2+[.G24]^2)" office:value-type="float" office:value="0.404281394203058" calcext:value-type="float">
            <text:p>0.404281394203058</text:p>
          </table:table-cell>
          <table:table-cell table:number-columns-repeated="56"/>
        </table:table-row>
        <table:table-row table:style-name="ro1">
          <table:table-cell table:formula="of:=1239.8/[.C25]" office:value-type="float" office:value="2.58291666666667" calcext:value-type="float">
            <text:p>2.58291666666667</text:p>
          </table:table-cell>
          <table:table-cell table:formula="of:=10^4*[.E25]" office:value-type="float" office:value="0.675675675675676" calcext:value-type="float">
            <text:p>0.675675675675676</text:p>
          </table:table-cell>
          <table:table-cell office:value-type="float" office:value="480" calcext:value-type="float">
            <text:p>480</text:p>
          </table:table-cell>
          <table:table-cell table:style-name="ce1" office:value-type="float" office:value="14800" calcext:value-type="float">
            <text:p>1.48E+04</text:p>
          </table:table-cell>
          <table:table-cell table:style-name="ce1" table:formula="of:=1/[.D25]" office:value-type="float" office:value="0.0000675675675675676" calcext:value-type="float">
            <text:p>6.76E-05</text:p>
          </table:table-cell>
          <table:table-cell office:value-type="float" office:value="4.416" calcext:value-type="float">
            <text:p>4.416</text:p>
          </table:table-cell>
          <table:table-cell office:value-type="float" office:value="0.057" calcext:value-type="float">
            <text:p>0.057</text:p>
          </table:table-cell>
          <table:table-cell table:formula="of:=(([.F25]-1)^2+[.G25]^2)/(([.F25]+1)^2+[.G25]^2)" office:value-type="float" office:value="0.39787918076254" calcext:value-type="float">
            <text:p>0.39787918076254</text:p>
          </table:table-cell>
          <table:table-cell table:number-columns-repeated="56"/>
        </table:table-row>
        <table:table-row table:style-name="ro1">
          <table:table-cell table:formula="of:=1239.8/[.C26]" office:value-type="float" office:value="2.53020408163265" calcext:value-type="float">
            <text:p>2.53020408163265</text:p>
          </table:table-cell>
          <table:table-cell table:formula="of:=10^4*[.E26]" office:value-type="float" office:value="0.78740157480315" calcext:value-type="float">
            <text:p>0.78740157480315</text:p>
          </table:table-cell>
          <table:table-cell office:value-type="float" office:value="490" calcext:value-type="float">
            <text:p>490</text:p>
          </table:table-cell>
          <table:table-cell table:style-name="ce1" office:value-type="float" office:value="12700" calcext:value-type="float">
            <text:p>1.27E+04</text:p>
          </table:table-cell>
          <table:table-cell table:style-name="ce1" table:formula="of:=1/[.D26]" office:value-type="float" office:value="0.000078740157480315" calcext:value-type="float">
            <text:p>7.87E-05</text:p>
          </table:table-cell>
          <table:table-cell office:value-type="float" office:value="4.348" calcext:value-type="float">
            <text:p>4.348</text:p>
          </table:table-cell>
          <table:table-cell office:value-type="float" office:value="0.05" calcext:value-type="float">
            <text:p>0.05</text:p>
          </table:table-cell>
          <table:table-cell table:formula="of:=(([.F26]-1)^2+[.G26]^2)/(([.F26]+1)^2+[.G26]^2)" office:value-type="float" office:value="0.391964732835764" calcext:value-type="float">
            <text:p>0.391964732835764</text:p>
          </table:table-cell>
          <table:table-cell table:number-columns-repeated="56"/>
        </table:table-row>
        <table:table-row table:style-name="ro1">
          <table:table-cell table:formula="of:=1239.9/[.C27]" office:value-type="float" office:value="2.4798" calcext:value-type="float">
            <text:p>2.4798</text:p>
          </table:table-cell>
          <table:table-cell table:formula="of:=10^4*[.E27]" office:value-type="float" office:value="0.900900900900901" calcext:value-type="float">
            <text:p>0.90090090090090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1100" calcext:value-type="float">
            <text:p>1.11E+04</text:p>
          </table:table-cell>
          <table:table-cell table:style-name="ce1" table:formula="of:=1/[.D27]" office:value-type="float" office:value="0.0000900900900900901" calcext:value-type="float">
            <text:p>9.01E-05</text:p>
          </table:table-cell>
          <table:table-cell office:value-type="float" office:value="4.293" calcext:value-type="float">
            <text:p>4.293</text:p>
          </table:table-cell>
          <table:table-cell office:value-type="float" office:value="0.045" calcext:value-type="float">
            <text:p>0.045</text:p>
          </table:table-cell>
          <table:table-cell table:formula="of:=(([.F27]-1)^2+[.G27]^2)/(([.F27]+1)^2+[.G27]^2)" office:value-type="float" office:value="0.387105531276213" calcext:value-type="float">
            <text:p>0.387105531276213</text:p>
          </table:table-cell>
          <table:table-cell table:number-columns-repeated="56"/>
        </table:table-row>
        <table:table-row table:style-name="ro1">
          <table:table-cell table:formula="of:=1239.8/[.C28]" office:value-type="float" office:value="2.43098039215686" calcext:value-type="float">
            <text:p>2.43098039215686</text:p>
          </table:table-cell>
          <table:table-cell table:formula="of:=10^4*[.E28]" office:value-type="float" office:value="1.03092783505155" calcext:value-type="float">
            <text:p>1.03092783505155</text:p>
          </table:table-cell>
          <table:table-cell office:value-type="float" office:value="510" calcext:value-type="float">
            <text:p>510</text:p>
          </table:table-cell>
          <table:table-cell table:style-name="ce1" office:value-type="float" office:value="9700" calcext:value-type="float">
            <text:p>9.70E+03</text:p>
          </table:table-cell>
          <table:table-cell table:style-name="ce1" table:formula="of:=1/[.D28]" office:value-type="float" office:value="0.000103092783505155" calcext:value-type="float">
            <text:p>1.03E-04</text:p>
          </table:table-cell>
          <table:table-cell office:value-type="float" office:value="4.239" calcext:value-type="float">
            <text:p>4.239</text:p>
          </table:table-cell>
          <table:table-cell office:value-type="float" office:value="0.039" calcext:value-type="float">
            <text:p>0.039</text:p>
          </table:table-cell>
          <table:table-cell table:formula="of:=(([.F28]-1)^2+[.G28]^2)/(([.F28]+1)^2+[.G28]^2)" office:value-type="float" office:value="0.382264521501647" calcext:value-type="float">
            <text:p>0.382264521501647</text:p>
          </table:table-cell>
          <table:table-cell table:number-columns-repeated="2"/>
          <table:table-cell>
            <draw:frame table:end-cell-address="nank.R48" table:end-x="0.548in" table:end-y="0.0898in" draw:z-index="2" draw:name="Chart 4" draw:style-name="gr1" draw:text-style-name="P1" svg:width="4.6165in" svg:height="3.4996in" svg:x="0.6177in" svg:y="0.1457in">
              <draw:object draw:notify-on-update-of-ranges="nank.C2:nank.C122 nank.H1:nank.H1 nank.H2:nank.H12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formula="of:=1239.8/[.C29]" office:value-type="float" office:value="2.38423076923077" calcext:value-type="float">
            <text:p>2.38423076923077</text:p>
          </table:table-cell>
          <table:table-cell table:formula="of:=10^4*[.E29]" office:value-type="float" office:value="1.13636363636364" calcext:value-type="float">
            <text:p>1.13636363636364</text:p>
          </table:table-cell>
          <table:table-cell office:value-type="float" office:value="520" calcext:value-type="float">
            <text:p>520</text:p>
          </table:table-cell>
          <table:table-cell table:style-name="ce1" office:value-type="float" office:value="8800" calcext:value-type="float">
            <text:p>8.80E+03</text:p>
          </table:table-cell>
          <table:table-cell table:style-name="ce1" table:formula="of:=1/[.D29]" office:value-type="float" office:value="0.000113636363636364" calcext:value-type="float">
            <text:p>1.14E-04</text:p>
          </table:table-cell>
          <table:table-cell office:value-type="float" office:value="4.192" calcext:value-type="float">
            <text:p>4.192</text:p>
          </table:table-cell>
          <table:table-cell office:value-type="float" office:value="0.036" calcext:value-type="float">
            <text:p>0.036</text:p>
          </table:table-cell>
          <table:table-cell table:formula="of:=(([.F29]-1)^2+[.G29]^2)/(([.F29]+1)^2+[.G29]^2)" office:value-type="float" office:value="0.377999091926155" calcext:value-type="float">
            <text:p>0.377999091926155</text:p>
          </table:table-cell>
          <table:table-cell table:number-columns-repeated="10"/>
          <table:table-cell>
            <draw:frame table:end-cell-address="nank.Y48" table:end-x="0.6008in" table:end-y="0.122in" draw:z-index="3" draw:name="Chart 5" draw:style-name="gr1" draw:text-style-name="P1" svg:width="4.6146in" svg:height="3.4965in" svg:x="0.0031in" svg:y="0.0035in">
              <draw:object draw:notify-on-update-of-ranges="nank.C2:nank.C122 nank.F1:nank.F1 nank.F2:nank.F122 nank.C2:nank.C122 nank.G1:nank.G1 nank.G2:nank.G7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5"/>
        </table:table-row>
        <table:table-row table:style-name="ro1">
          <table:table-cell table:formula="of:=1239.9/[.C30]" office:value-type="float" office:value="2.33943396226415" calcext:value-type="float">
            <text:p>2.33943396226415</text:p>
          </table:table-cell>
          <table:table-cell table:formula="of:=10^4*[.E30]" office:value-type="float" office:value="1.27388535031847" calcext:value-type="float">
            <text:p>1.27388535031847</text:p>
          </table:table-cell>
          <table:table-cell office:value-type="float" office:value="530" calcext:value-type="float">
            <text:p>530</text:p>
          </table:table-cell>
          <table:table-cell table:style-name="ce1" office:value-type="float" office:value="7850" calcext:value-type="float">
            <text:p>7.85E+03</text:p>
          </table:table-cell>
          <table:table-cell table:style-name="ce1" table:formula="of:=1/[.D30]" office:value-type="float" office:value="0.000127388535031847" calcext:value-type="float">
            <text:p>1.27E-04</text:p>
          </table:table-cell>
          <table:table-cell office:value-type="float" office:value="4.15" calcext:value-type="float">
            <text:p>4.15</text:p>
          </table:table-cell>
          <table:table-cell office:value-type="float" office:value="0.033" calcext:value-type="float">
            <text:p>0.033</text:p>
          </table:table-cell>
          <table:table-cell table:formula="of:=(([.F30]-1)^2+[.G30]^2)/(([.F30]+1)^2+[.G30]^2)" office:value-type="float" office:value="0.374142013737281" calcext:value-type="float">
            <text:p>0.374142013737281</text:p>
          </table:table-cell>
          <table:table-cell table:number-columns-repeated="56"/>
        </table:table-row>
        <table:table-row table:style-name="ro1">
          <table:table-cell table:formula="of:=1239.8/[.C31]" office:value-type="float" office:value="2.29592592592593" calcext:value-type="float">
            <text:p>2.29592592592593</text:p>
          </table:table-cell>
          <table:table-cell table:formula="of:=10^4*[.E31]" office:value-type="float" office:value="1.41843971631206" calcext:value-type="float">
            <text:p>1.41843971631206</text:p>
          </table:table-cell>
          <table:table-cell office:value-type="float" office:value="540" calcext:value-type="float">
            <text:p>540</text:p>
          </table:table-cell>
          <table:table-cell table:style-name="ce1" office:value-type="float" office:value="7050" calcext:value-type="float">
            <text:p>7.05E+03</text:p>
          </table:table-cell>
          <table:table-cell table:style-name="ce1" table:formula="of:=1/[.D31]" office:value-type="float" office:value="0.000141843971631206" calcext:value-type="float">
            <text:p>1.42E-04</text:p>
          </table:table-cell>
          <table:table-cell office:value-type="float" office:value="4.11" calcext:value-type="float">
            <text:p>4.11</text:p>
          </table:table-cell>
          <table:table-cell office:value-type="float" office:value="0.03" calcext:value-type="float">
            <text:p>0.03</text:p>
          </table:table-cell>
          <table:table-cell table:formula="of:=(([.F31]-1)^2+[.G31]^2)/(([.F31]+1)^2+[.G31]^2)" office:value-type="float" office:value="0.370428522192012" calcext:value-type="float">
            <text:p>0.370428522192012</text:p>
          </table:table-cell>
          <table:table-cell table:number-columns-repeated="56"/>
        </table:table-row>
        <table:table-row table:style-name="ro1">
          <table:table-cell table:formula="of:=1239.8/[.C32]" office:value-type="float" office:value="2.25418181818182" calcext:value-type="float">
            <text:p>2.25418181818182</text:p>
          </table:table-cell>
          <table:table-cell table:formula="of:=10^4*[.E32]" office:value-type="float" office:value="1.56494522691706" calcext:value-type="float">
            <text:p>1.56494522691706</text:p>
          </table:table-cell>
          <table:table-cell office:value-type="float" office:value="550" calcext:value-type="float">
            <text:p>550</text:p>
          </table:table-cell>
          <table:table-cell table:style-name="ce1" office:value-type="float" office:value="6390" calcext:value-type="float">
            <text:p>6.39E+03</text:p>
          </table:table-cell>
          <table:table-cell table:style-name="ce1" table:formula="of:=1/[.D32]" office:value-type="float" office:value="0.000156494522691706" calcext:value-type="float">
            <text:p>1.56E-04</text:p>
          </table:table-cell>
          <table:table-cell office:value-type="float" office:value="4.077" calcext:value-type="float">
            <text:p>4.077</text:p>
          </table:table-cell>
          <table:table-cell office:value-type="float" office:value="0.028" calcext:value-type="float">
            <text:p>0.028</text:p>
          </table:table-cell>
          <table:table-cell table:formula="of:=(([.F32]-1)^2+[.G32]^2)/(([.F32]+1)^2+[.G32]^2)" office:value-type="float" office:value="0.367335936121879" calcext:value-type="float">
            <text:p>0.367335936121879</text:p>
          </table:table-cell>
          <table:table-cell table:number-columns-repeated="56"/>
        </table:table-row>
        <table:table-row table:style-name="ro1">
          <table:table-cell table:formula="of:=1239.9/[.C33]" office:value-type="float" office:value="2.21410714285714" calcext:value-type="float">
            <text:p>2.21410714285714</text:p>
          </table:table-cell>
          <table:table-cell table:formula="of:=10^4*[.E33]" office:value-type="float" office:value="1.73010380622837" calcext:value-type="float">
            <text:p>1.73010380622837</text:p>
          </table:table-cell>
          <table:table-cell office:value-type="float" office:value="560" calcext:value-type="float">
            <text:p>560</text:p>
          </table:table-cell>
          <table:table-cell table:style-name="ce1" office:value-type="float" office:value="5780" calcext:value-type="float">
            <text:p>5.78E+03</text:p>
          </table:table-cell>
          <table:table-cell table:style-name="ce1" table:formula="of:=1/[.D33]" office:value-type="float" office:value="0.000173010380622837" calcext:value-type="float">
            <text:p>1.73E-04</text:p>
          </table:table-cell>
          <table:table-cell office:value-type="float" office:value="4.044" calcext:value-type="float">
            <text:p>4.044</text:p>
          </table:table-cell>
          <table:table-cell office:value-type="float" office:value="0.026" calcext:value-type="float">
            <text:p>0.026</text:p>
          </table:table-cell>
          <table:table-cell table:formula="of:=(([.F33]-1)^2+[.G33]^2)/(([.F33]+1)^2+[.G33]^2)" office:value-type="float" office:value="0.364216221196157" calcext:value-type="float">
            <text:p>0.364216221196157</text:p>
          </table:table-cell>
          <table:table-cell table:number-columns-repeated="56"/>
        </table:table-row>
        <table:table-row table:style-name="ro1">
          <table:table-cell table:formula="of:=1239.8/[.C34]" office:value-type="float" office:value="2.17508771929825" calcext:value-type="float">
            <text:p>2.17508771929825</text:p>
          </table:table-cell>
          <table:table-cell table:formula="of:=10^4*[.E34]" office:value-type="float" office:value="1.8796992481203" calcext:value-type="float">
            <text:p>1.8796992481203</text:p>
          </table:table-cell>
          <table:table-cell office:value-type="float" office:value="570" calcext:value-type="float">
            <text:p>570</text:p>
          </table:table-cell>
          <table:table-cell table:style-name="ce1" office:value-type="float" office:value="5320" calcext:value-type="float">
            <text:p>5.32E+03</text:p>
          </table:table-cell>
          <table:table-cell table:style-name="ce1" table:formula="of:=1/[.D34]" office:value-type="float" office:value="0.00018796992481203" calcext:value-type="float">
            <text:p>1.88E-04</text:p>
          </table:table-cell>
          <table:table-cell office:value-type="float" office:value="4.015" calcext:value-type="float">
            <text:p>4.015</text:p>
          </table:table-cell>
          <table:table-cell office:value-type="float" office:value="0.024" calcext:value-type="float">
            <text:p>0.024</text:p>
          </table:table-cell>
          <table:table-cell table:formula="of:=(([.F34]-1)^2+[.G34]^2)/(([.F34]+1)^2+[.G34]^2)" office:value-type="float" office:value="0.361451748594409" calcext:value-type="float">
            <text:p>0.361451748594409</text:p>
          </table:table-cell>
          <table:table-cell table:number-columns-repeated="56"/>
        </table:table-row>
        <table:table-row table:style-name="ro1">
          <table:table-cell table:formula="of:=1239.8/[.C35]" office:value-type="float" office:value="2.13758620689655" calcext:value-type="float">
            <text:p>2.13758620689655</text:p>
          </table:table-cell>
          <table:table-cell table:formula="of:=10^4*[.E35]" office:value-type="float" office:value="2.04918032786885" calcext:value-type="float">
            <text:p>2.04918032786885</text:p>
          </table:table-cell>
          <table:table-cell office:value-type="float" office:value="580" calcext:value-type="float">
            <text:p>580</text:p>
          </table:table-cell>
          <table:table-cell table:style-name="ce1" office:value-type="float" office:value="4880" calcext:value-type="float">
            <text:p>4.88E+03</text:p>
          </table:table-cell>
          <table:table-cell table:style-name="ce1" table:formula="of:=1/[.D35]" office:value-type="float" office:value="0.000204918032786885" calcext:value-type="float">
            <text:p>2.05E-04</text:p>
          </table:table-cell>
          <table:table-cell office:value-type="float" office:value="3.986" calcext:value-type="float">
            <text:p>3.986</text:p>
          </table:table-cell>
          <table:table-cell office:value-type="float" office:value="0.023" calcext:value-type="float">
            <text:p>0.023</text:p>
          </table:table-cell>
          <table:table-cell table:formula="of:=(([.F35]-1)^2+[.G35]^2)/(([.F35]+1)^2+[.G35]^2)" office:value-type="float" office:value="0.358667134606895" calcext:value-type="float">
            <text:p>0.358667134606895</text:p>
          </table:table-cell>
          <table:table-cell table:number-columns-repeated="56"/>
        </table:table-row>
        <table:table-row table:style-name="ro1">
          <table:table-cell table:formula="of:=1239.9/[.C36]" office:value-type="float" office:value="2.10152542372881" calcext:value-type="float">
            <text:p>2.10152542372881</text:p>
          </table:table-cell>
          <table:table-cell table:formula="of:=10^4*[.E36]" office:value-type="float" office:value="2.2271714922049" calcext:value-type="float">
            <text:p>2.2271714922049</text:p>
          </table:table-cell>
          <table:table-cell office:value-type="float" office:value="590" calcext:value-type="float">
            <text:p>590</text:p>
          </table:table-cell>
          <table:table-cell table:style-name="ce1" office:value-type="float" office:value="4490" calcext:value-type="float">
            <text:p>4.49E+03</text:p>
          </table:table-cell>
          <table:table-cell table:style-name="ce1" table:formula="of:=1/[.D36]" office:value-type="float" office:value="0.00022271714922049" calcext:value-type="float">
            <text:p>2.23E-04</text:p>
          </table:table-cell>
          <table:table-cell office:value-type="float" office:value="3.962" calcext:value-type="float">
            <text:p>3.962</text:p>
          </table:table-cell>
          <table:table-cell office:value-type="float" office:value="0.021" calcext:value-type="float">
            <text:p>0.021</text:p>
          </table:table-cell>
          <table:table-cell table:formula="of:=(([.F36]-1)^2+[.G36]^2)/(([.F36]+1)^2+[.G36]^2)" office:value-type="float" office:value="0.356344975212093" calcext:value-type="float">
            <text:p>0.356344975212093</text:p>
          </table:table-cell>
          <table:table-cell table:number-columns-repeated="56"/>
        </table:table-row>
        <table:table-row table:style-name="ro1">
          <table:table-cell table:formula="of:=1239.8/[.C37]" office:value-type="float" office:value="2.06633333333333" calcext:value-type="float">
            <text:p>2.06633333333333</text:p>
          </table:table-cell>
          <table:table-cell table:formula="of:=10^4*[.E37]" office:value-type="float" office:value="2.41545893719807" calcext:value-type="float">
            <text:p>2.41545893719807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4140" calcext:value-type="float">
            <text:p>4.14E+03</text:p>
          </table:table-cell>
          <table:table-cell table:style-name="ce1" table:formula="of:=1/[.D37]" office:value-type="float" office:value="0.000241545893719807" calcext:value-type="float">
            <text:p>2.42E-04</text:p>
          </table:table-cell>
          <table:table-cell office:value-type="float" office:value="3.939" calcext:value-type="float">
            <text:p>3.939</text:p>
          </table:table-cell>
          <table:table-cell office:value-type="float" office:value="0.02" calcext:value-type="float">
            <text:p>0.02</text:p>
          </table:table-cell>
          <table:table-cell table:formula="of:=(([.F37]-1)^2+[.G37]^2)/(([.F37]+1)^2+[.G37]^2)" office:value-type="float" office:value="0.354106671849336" calcext:value-type="float">
            <text:p>0.354106671849336</text:p>
          </table:table-cell>
          <table:table-cell table:number-columns-repeated="56"/>
        </table:table-row>
        <table:table-row table:style-name="ro1">
          <table:table-cell table:formula="of:=1239.8/[.C38]" office:value-type="float" office:value="2.03245901639344" calcext:value-type="float">
            <text:p>2.03245901639344</text:p>
          </table:table-cell>
          <table:table-cell table:formula="of:=10^4*[.E38]" office:value-type="float" office:value="2.6246719160105" calcext:value-type="float">
            <text:p>2.6246719160105</text:p>
          </table:table-cell>
          <table:table-cell office:value-type="float" office:value="610" calcext:value-type="float">
            <text:p>610</text:p>
          </table:table-cell>
          <table:table-cell table:style-name="ce1" office:value-type="float" office:value="3810" calcext:value-type="float">
            <text:p>3.81E+03</text:p>
          </table:table-cell>
          <table:table-cell table:style-name="ce1" table:formula="of:=1/[.D38]" office:value-type="float" office:value="0.00026246719160105" calcext:value-type="float">
            <text:p>2.62E-04</text:p>
          </table:table-cell>
          <table:table-cell office:value-type="float" office:value="3.916" calcext:value-type="float">
            <text:p>3.916</text:p>
          </table:table-cell>
          <table:table-cell office:value-type="float" office:value="0.018" calcext:value-type="float">
            <text:p>0.018</text:p>
          </table:table-cell>
          <table:table-cell table:formula="of:=(([.F38]-1)^2+[.G38]^2)/(([.F38]+1)^2+[.G38]^2)" office:value-type="float" office:value="0.351853614251938" calcext:value-type="float">
            <text:p>0.351853614251938</text:p>
          </table:table-cell>
          <table:table-cell table:number-columns-repeated="56"/>
        </table:table-row>
        <table:table-row table:style-name="ro1">
          <table:table-cell table:formula="of:=1239.9/[.C39]" office:value-type="float" office:value="1.99983870967742" calcext:value-type="float">
            <text:p>1.99983870967742</text:p>
          </table:table-cell>
          <table:table-cell table:formula="of:=10^4*[.E39]" office:value-type="float" office:value="2.84090909090909" calcext:value-type="float">
            <text:p>2.84090909090909</text:p>
          </table:table-cell>
          <table:table-cell office:value-type="float" office:value="620" calcext:value-type="float">
            <text:p>620</text:p>
          </table:table-cell>
          <table:table-cell table:style-name="ce1" office:value-type="float" office:value="3520" calcext:value-type="float">
            <text:p>3.52E+03</text:p>
          </table:table-cell>
          <table:table-cell table:style-name="ce1" table:formula="of:=1/[.D39]" office:value-type="float" office:value="0.000284090909090909" calcext:value-type="float">
            <text:p>2.84E-04</text:p>
          </table:table-cell>
          <table:table-cell office:value-type="float" office:value="3.895" calcext:value-type="float">
            <text:p>3.895</text:p>
          </table:table-cell>
          <table:table-cell office:value-type="float" office:value="0.017" calcext:value-type="float">
            <text:p>0.017</text:p>
          </table:table-cell>
          <table:table-cell table:formula="of:=(([.F39]-1)^2+[.G39]^2)/(([.F39]+1)^2+[.G39]^2)" office:value-type="float" office:value="0.349785241326916" calcext:value-type="float">
            <text:p>0.349785241326916</text:p>
          </table:table-cell>
          <table:table-cell table:number-columns-repeated="56"/>
        </table:table-row>
        <table:table-row table:style-name="ro1">
          <table:table-cell table:formula="of:=1239.8/[.C40]" office:value-type="float" office:value="1.96793650793651" calcext:value-type="float">
            <text:p>1.96793650793651</text:p>
          </table:table-cell>
          <table:table-cell table:formula="of:=10^4*[.E40]" office:value-type="float" office:value="3.05810397553517" calcext:value-type="float">
            <text:p>3.05810397553517</text:p>
          </table:table-cell>
          <table:table-cell office:value-type="float" office:value="630" calcext:value-type="float">
            <text:p>630</text:p>
          </table:table-cell>
          <table:table-cell table:style-name="ce1" office:value-type="float" office:value="3270" calcext:value-type="float">
            <text:p>3.27E+03</text:p>
          </table:table-cell>
          <table:table-cell table:style-name="ce1" table:formula="of:=1/[.D40]" office:value-type="float" office:value="0.000305810397553517" calcext:value-type="float">
            <text:p>3.06E-04</text:p>
          </table:table-cell>
          <table:table-cell office:value-type="float" office:value="3.879" calcext:value-type="float">
            <text:p>3.879</text:p>
          </table:table-cell>
          <table:table-cell office:value-type="float" office:value="0.016" calcext:value-type="float">
            <text:p>0.016</text:p>
          </table:table-cell>
          <table:table-cell table:formula="of:=(([.F40]-1)^2+[.G40]^2)/(([.F40]+1)^2+[.G40]^2)" office:value-type="float" office:value="0.34820133857332" calcext:value-type="float">
            <text:p>0.34820133857332</text:p>
          </table:table-cell>
          <table:table-cell table:number-columns-repeated="56"/>
        </table:table-row>
        <table:table-row table:style-name="ro1">
          <table:table-cell table:formula="of:=1239.8/[.C41]" office:value-type="float" office:value="1.9371875" calcext:value-type="float">
            <text:p>1.9371875</text:p>
          </table:table-cell>
          <table:table-cell table:formula="of:=10^4*[.E41]" office:value-type="float" office:value="3.28947368421053" calcext:value-type="float">
            <text:p>3.28947368421053</text:p>
          </table:table-cell>
          <table:table-cell office:value-type="float" office:value="640" calcext:value-type="float">
            <text:p>640</text:p>
          </table:table-cell>
          <table:table-cell table:style-name="ce1" office:value-type="float" office:value="3040" calcext:value-type="float">
            <text:p>3.04E+03</text:p>
          </table:table-cell>
          <table:table-cell table:style-name="ce1" table:formula="of:=1/[.D41]" office:value-type="float" office:value="0.000328947368421053" calcext:value-type="float">
            <text:p>3.29E-04</text:p>
          </table:table-cell>
          <table:table-cell office:value-type="float" office:value="3.861" calcext:value-type="float">
            <text:p>3.861</text:p>
          </table:table-cell>
          <table:table-cell office:value-type="float" office:value="0.015" calcext:value-type="float">
            <text:p>0.015</text:p>
          </table:table-cell>
          <table:table-cell table:formula="of:=(([.F41]-1)^2+[.G41]^2)/(([.F41]+1)^2+[.G41]^2)" office:value-type="float" office:value="0.346411479932793" calcext:value-type="float">
            <text:p>0.346411479932793</text:p>
          </table:table-cell>
          <table:table-cell table:number-columns-repeated="56"/>
        </table:table-row>
        <table:table-row table:style-name="ro1">
          <table:table-cell table:formula="of:=1239.9/[.C42]" office:value-type="float" office:value="1.90753846153846" calcext:value-type="float">
            <text:p>1.90753846153846</text:p>
          </table:table-cell>
          <table:table-cell table:formula="of:=10^4*[.E42]" office:value-type="float" office:value="3.55871886120996" calcext:value-type="float">
            <text:p>3.55871886120996</text:p>
          </table:table-cell>
          <table:table-cell office:value-type="float" office:value="650" calcext:value-type="float">
            <text:p>650</text:p>
          </table:table-cell>
          <table:table-cell table:style-name="ce1" office:value-type="float" office:value="2810" calcext:value-type="float">
            <text:p>2.81E+03</text:p>
          </table:table-cell>
          <table:table-cell table:style-name="ce1" table:formula="of:=1/[.D42]" office:value-type="float" office:value="0.000355871886120996" calcext:value-type="float">
            <text:p>3.56E-04</text:p>
          </table:table-cell>
          <table:table-cell office:value-type="float" office:value="3.844" calcext:value-type="float">
            <text:p>3.844</text:p>
          </table:table-cell>
          <table:table-cell office:value-type="float" office:value="0.015" calcext:value-type="float">
            <text:p>0.015</text:p>
          </table:table-cell>
          <table:table-cell table:formula="of:=(([.F42]-1)^2+[.G42]^2)/(([.F42]+1)^2+[.G42]^2)" office:value-type="float" office:value="0.344713928379056" calcext:value-type="float">
            <text:p>0.344713928379056</text:p>
          </table:table-cell>
          <table:table-cell table:number-columns-repeated="56"/>
        </table:table-row>
        <table:table-row table:style-name="ro1">
          <table:table-cell table:formula="of:=1239.8/[.C43]" office:value-type="float" office:value="1.87848484848485" calcext:value-type="float">
            <text:p>1.87848484848485</text:p>
          </table:table-cell>
          <table:table-cell table:formula="of:=10^4*[.E43]" office:value-type="float" office:value="3.87596899224806" calcext:value-type="float">
            <text:p>3.87596899224806</text:p>
          </table:table-cell>
          <table:table-cell office:value-type="float" office:value="660" calcext:value-type="float">
            <text:p>660</text:p>
          </table:table-cell>
          <table:table-cell table:style-name="ce1" office:value-type="float" office:value="2580" calcext:value-type="float">
            <text:p>2.58E+03</text:p>
          </table:table-cell>
          <table:table-cell table:style-name="ce1" table:formula="of:=1/[.D43]" office:value-type="float" office:value="0.000387596899224806" calcext:value-type="float">
            <text:p>3.88E-04</text:p>
          </table:table-cell>
          <table:table-cell office:value-type="float" office:value="3.83" calcext:value-type="float">
            <text:p>3.83</text:p>
          </table:table-cell>
          <table:table-cell office:value-type="float" office:value="0.014" calcext:value-type="float">
            <text:p>0.014</text:p>
          </table:table-cell>
          <table:table-cell table:formula="of:=(([.F43]-1)^2+[.G43]^2)/(([.F43]+1)^2+[.G43]^2)" office:value-type="float" office:value="0.34330931640043" calcext:value-type="float">
            <text:p>0.34330931640043</text:p>
          </table:table-cell>
          <table:table-cell table:number-columns-repeated="56"/>
        </table:table-row>
        <table:table-row table:style-name="ro1">
          <table:table-cell table:formula="of:=1239.8/[.C44]" office:value-type="float" office:value="1.85044776119403" calcext:value-type="float">
            <text:p>1.85044776119403</text:p>
          </table:table-cell>
          <table:table-cell table:formula="of:=10^4*[.E44]" office:value-type="float" office:value="4.20168067226891" calcext:value-type="float">
            <text:p>4.20168067226891</text:p>
          </table:table-cell>
          <table:table-cell office:value-type="float" office:value="670" calcext:value-type="float">
            <text:p>670</text:p>
          </table:table-cell>
          <table:table-cell table:style-name="ce1" office:value-type="float" office:value="2380" calcext:value-type="float">
            <text:p>2.38E+03</text:p>
          </table:table-cell>
          <table:table-cell table:style-name="ce1" table:formula="of:=1/[.D44]" office:value-type="float" office:value="0.000420168067226891" calcext:value-type="float">
            <text:p>4.20E-04</text:p>
          </table:table-cell>
          <table:table-cell office:value-type="float" office:value="3.815" calcext:value-type="float">
            <text:p>3.815</text:p>
          </table:table-cell>
          <table:table-cell office:value-type="float" office:value="0.013" calcext:value-type="float">
            <text:p>0.013</text:p>
          </table:table-cell>
          <table:table-cell table:formula="of:=(([.F44]-1)^2+[.G44]^2)/(([.F44]+1)^2+[.G44]^2)" office:value-type="float" office:value="0.341798625402933" calcext:value-type="float">
            <text:p>0.341798625402933</text:p>
          </table:table-cell>
          <table:table-cell table:number-columns-repeated="56"/>
        </table:table-row>
        <table:table-row table:style-name="ro1">
          <table:table-cell table:formula="of:=1239.9/[.C45]" office:value-type="float" office:value="1.82338235294118" calcext:value-type="float">
            <text:p>1.82338235294118</text:p>
          </table:table-cell>
          <table:table-cell table:formula="of:=10^4*[.E45]" office:value-type="float" office:value="4.52488687782805" calcext:value-type="float">
            <text:p>4.52488687782805</text:p>
          </table:table-cell>
          <table:table-cell office:value-type="float" office:value="680" calcext:value-type="float">
            <text:p>680</text:p>
          </table:table-cell>
          <table:table-cell table:style-name="ce1" office:value-type="float" office:value="2210" calcext:value-type="float">
            <text:p>2.21E+03</text:p>
          </table:table-cell>
          <table:table-cell table:style-name="ce1" table:formula="of:=1/[.D45]" office:value-type="float" office:value="0.000452488687782805" calcext:value-type="float">
            <text:p>4.52E-04</text:p>
          </table:table-cell>
          <table:table-cell office:value-type="float" office:value="3.8" calcext:value-type="float">
            <text:p>3.8</text:p>
          </table:table-cell>
          <table:table-cell office:value-type="float" office:value="0.012" calcext:value-type="float">
            <text:p>0.012</text:p>
          </table:table-cell>
          <table:table-cell table:formula="of:=(([.F45]-1)^2+[.G45]^2)/(([.F45]+1)^2+[.G45]^2)" office:value-type="float" office:value="0.340281901015896" calcext:value-type="float">
            <text:p>0.340281901015896</text:p>
          </table:table-cell>
          <table:table-cell table:number-columns-repeated="56"/>
        </table:table-row>
        <table:table-row table:style-name="ro1">
          <table:table-cell table:formula="of:=1239.8/[.C46]" office:value-type="float" office:value="1.7968115942029" calcext:value-type="float">
            <text:p>1.7968115942029</text:p>
          </table:table-cell>
          <table:table-cell table:formula="of:=10^4*[.E46]" office:value-type="float" office:value="4.87804878048781" calcext:value-type="float">
            <text:p>4.87804878048781</text:p>
          </table:table-cell>
          <table:table-cell office:value-type="float" office:value="690" calcext:value-type="float">
            <text:p>690</text:p>
          </table:table-cell>
          <table:table-cell table:style-name="ce1" office:value-type="float" office:value="2050" calcext:value-type="float">
            <text:p>2.05E+03</text:p>
          </table:table-cell>
          <table:table-cell table:style-name="ce1" table:formula="of:=1/[.D46]" office:value-type="float" office:value="0.000487804878048781" calcext:value-type="float">
            <text:p>4.88E-04</text:p>
          </table:table-cell>
          <table:table-cell office:value-type="float" office:value="3.787" calcext:value-type="float">
            <text:p>3.787</text:p>
          </table:table-cell>
          <table:table-cell office:value-type="float" office:value="0.011" calcext:value-type="float">
            <text:p>0.011</text:p>
          </table:table-cell>
          <table:table-cell table:formula="of:=(([.F46]-1)^2+[.G46]^2)/(([.F46]+1)^2+[.G46]^2)" office:value-type="float" office:value="0.338962422361468" calcext:value-type="float">
            <text:p>0.338962422361468</text:p>
          </table:table-cell>
          <table:table-cell table:number-columns-repeated="56"/>
        </table:table-row>
        <table:table-row table:style-name="ro1">
          <table:table-cell table:formula="of:=1239.8/[.C47]" office:value-type="float" office:value="1.77114285714286" calcext:value-type="float">
            <text:p>1.77114285714286</text:p>
          </table:table-cell>
          <table:table-cell table:formula="of:=10^4*[.E47]" office:value-type="float" office:value="5.26315789473684" calcext:value-type="float">
            <text:p>5.26315789473684</text:p>
          </table:table-cell>
          <table:table-cell office:value-type="float" office:value="700" calcext:value-type="float">
            <text:p>700</text:p>
          </table:table-cell>
          <table:table-cell table:style-name="ce1" office:value-type="float" office:value="1900" calcext:value-type="float">
            <text:p>1.90E+03</text:p>
          </table:table-cell>
          <table:table-cell table:style-name="ce1" table:formula="of:=1/[.D47]" office:value-type="float" office:value="0.000526315789473684" calcext:value-type="float">
            <text:p>5.26E-04</text:p>
          </table:table-cell>
          <table:table-cell office:value-type="float" office:value="3.774" calcext:value-type="float">
            <text:p>3.774</text:p>
          </table:table-cell>
          <table:table-cell office:value-type="float" office:value="0.011" calcext:value-type="float">
            <text:p>0.011</text:p>
          </table:table-cell>
          <table:table-cell table:formula="of:=(([.F47]-1)^2+[.G47]^2)/(([.F47]+1)^2+[.G47]^2)" office:value-type="float" office:value="0.337639001584691" calcext:value-type="float">
            <text:p>0.337639001584691</text:p>
          </table:table-cell>
          <table:table-cell table:number-columns-repeated="56"/>
        </table:table-row>
        <table:table-row table:style-name="ro1">
          <table:table-cell table:formula="of:=1239.9/[.C48]" office:value-type="float" office:value="1.74633802816901" calcext:value-type="float">
            <text:p>1.74633802816901</text:p>
          </table:table-cell>
          <table:table-cell table:formula="of:=10^4*[.E48]" office:value-type="float" office:value="5.64971751412429" calcext:value-type="float">
            <text:p>5.64971751412429</text:p>
          </table:table-cell>
          <table:table-cell office:value-type="float" office:value="710" calcext:value-type="float">
            <text:p>710</text:p>
          </table:table-cell>
          <table:table-cell table:style-name="ce1" office:value-type="float" office:value="1770" calcext:value-type="float">
            <text:p>1.77E+03</text:p>
          </table:table-cell>
          <table:table-cell table:style-name="ce1" table:formula="of:=1/[.D48]" office:value-type="float" office:value="0.000564971751412429" calcext:value-type="float">
            <text:p>5.65E-04</text:p>
          </table:table-cell>
          <table:table-cell office:value-type="float" office:value="3.762" calcext:value-type="float">
            <text:p>3.762</text:p>
          </table:table-cell>
          <table:table-cell office:value-type="float" office:value="0.011" calcext:value-type="float">
            <text:p>0.011</text:p>
          </table:table-cell>
          <table:table-cell table:formula="of:=(([.F48]-1)^2+[.G48]^2)/(([.F48]+1)^2+[.G48]^2)" office:value-type="float" office:value="0.336413284699118" calcext:value-type="float">
            <text:p>0.336413284699118</text:p>
          </table:table-cell>
          <table:table-cell table:number-columns-repeated="56"/>
        </table:table-row>
        <table:table-row table:style-name="ro1">
          <table:table-cell table:formula="of:=1239.8/[.C49]" office:value-type="float" office:value="1.72194444444444" calcext:value-type="float">
            <text:p>1.72194444444444</text:p>
          </table:table-cell>
          <table:table-cell table:formula="of:=10^4*[.E49]" office:value-type="float" office:value="6.02409638554217" calcext:value-type="float">
            <text:p>6.02409638554217</text:p>
          </table:table-cell>
          <table:table-cell office:value-type="float" office:value="720" calcext:value-type="float">
            <text:p>720</text:p>
          </table:table-cell>
          <table:table-cell table:style-name="ce1" office:value-type="float" office:value="1660" calcext:value-type="float">
            <text:p>1.66E+03</text:p>
          </table:table-cell>
          <table:table-cell table:style-name="ce1" table:formula="of:=1/[.D49]" office:value-type="float" office:value="0.000602409638554217" calcext:value-type="float">
            <text:p>6.02E-04</text:p>
          </table:table-cell>
          <table:table-cell office:value-type="float" office:value="3.751" calcext:value-type="float">
            <text:p>3.751</text:p>
          </table:table-cell>
          <table:table-cell office:value-type="float" office:value="0.01" calcext:value-type="float">
            <text:p>0.01</text:p>
          </table:table-cell>
          <table:table-cell table:formula="of:=(([.F49]-1)^2+[.G49]^2)/(([.F49]+1)^2+[.G49]^2)" office:value-type="float" office:value="0.3352856253833" calcext:value-type="float">
            <text:p>0.3352856253833</text:p>
          </table:table-cell>
          <table:table-cell table:number-columns-repeated="56"/>
        </table:table-row>
        <table:table-row table:style-name="ro1">
          <table:table-cell table:formula="of:=1239.8/[.C50]" office:value-type="float" office:value="1.69835616438356" calcext:value-type="float">
            <text:p>1.69835616438356</text:p>
          </table:table-cell>
          <table:table-cell table:formula="of:=10^4*[.E50]" office:value-type="float" office:value="6.49350649350649" calcext:value-type="float">
            <text:p>6.49350649350649</text:p>
          </table:table-cell>
          <table:table-cell office:value-type="float" office:value="730" calcext:value-type="float">
            <text:p>730</text:p>
          </table:table-cell>
          <table:table-cell table:style-name="ce1" office:value-type="float" office:value="1540" calcext:value-type="float">
            <text:p>1.54E+03</text:p>
          </table:table-cell>
          <table:table-cell table:style-name="ce1" table:formula="of:=1/[.D50]" office:value-type="float" office:value="0.000649350649350649" calcext:value-type="float">
            <text:p>6.49E-04</text:p>
          </table:table-cell>
          <table:table-cell office:value-type="float" office:value="3.741" calcext:value-type="float">
            <text:p>3.741</text:p>
          </table:table-cell>
          <table:table-cell office:value-type="float" office:value="0.009" calcext:value-type="float">
            <text:p>0.009</text:p>
          </table:table-cell>
          <table:table-cell table:formula="of:=(([.F50]-1)^2+[.G50]^2)/(([.F50]+1)^2+[.G50]^2)" office:value-type="float" office:value="0.3342575899929" calcext:value-type="float">
            <text:p>0.3342575899929</text:p>
          </table:table-cell>
          <table:table-cell table:number-columns-repeated="56"/>
        </table:table-row>
        <table:table-row table:style-name="ro1">
          <table:table-cell table:formula="of:=1239.9/[.C51]" office:value-type="float" office:value="1.67554054054054" calcext:value-type="float">
            <text:p>1.67554054054054</text:p>
          </table:table-cell>
          <table:table-cell table:formula="of:=10^4*[.E51]" office:value-type="float" office:value="7.04225352112676" calcext:value-type="float">
            <text:p>7.04225352112676</text:p>
          </table:table-cell>
          <table:table-cell office:value-type="float" office:value="740" calcext:value-type="float">
            <text:p>740</text:p>
          </table:table-cell>
          <table:table-cell table:style-name="ce1" office:value-type="float" office:value="1420" calcext:value-type="float">
            <text:p>1.42E+03</text:p>
          </table:table-cell>
          <table:table-cell table:style-name="ce1" table:formula="of:=1/[.D51]" office:value-type="float" office:value="0.000704225352112676" calcext:value-type="float">
            <text:p>7.04E-04</text:p>
          </table:table-cell>
          <table:table-cell office:value-type="float" office:value="3.732" calcext:value-type="float">
            <text:p>3.732</text:p>
          </table:table-cell>
          <table:table-cell office:value-type="float" office:value="0.008" calcext:value-type="float">
            <text:p>0.008</text:p>
          </table:table-cell>
          <table:table-cell table:formula="of:=(([.F51]-1)^2+[.G51]^2)/(([.F51]+1)^2+[.G51]^2)" office:value-type="float" office:value="0.33332999879242" calcext:value-type="float">
            <text:p>0.33332999879242</text:p>
          </table:table-cell>
          <table:table-cell table:number-columns-repeated="56"/>
        </table:table-row>
        <table:table-row table:style-name="ro1">
          <table:table-cell table:formula="of:=1239.8/[.C52]" office:value-type="float" office:value="1.65306666666667" calcext:value-type="float">
            <text:p>1.65306666666667</text:p>
          </table:table-cell>
          <table:table-cell table:formula="of:=10^4*[.E52]" office:value-type="float" office:value="7.69230769230769" calcext:value-type="float">
            <text:p>7.69230769230769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1300" calcext:value-type="float">
            <text:p>1.30E+03</text:p>
          </table:table-cell>
          <table:table-cell table:style-name="ce1" table:formula="of:=1/[.D52]" office:value-type="float" office:value="0.000769230769230769" calcext:value-type="float">
            <text:p>7.69E-04</text:p>
          </table:table-cell>
          <table:table-cell office:value-type="float" office:value="3.723" calcext:value-type="float">
            <text:p>3.723</text:p>
          </table:table-cell>
          <table:table-cell office:value-type="float" office:value="0.008" calcext:value-type="float">
            <text:p>0.008</text:p>
          </table:table-cell>
          <table:table-cell table:formula="of:=(([.F52]-1)^2+[.G52]^2)/(([.F52]+1)^2+[.G52]^2)" office:value-type="float" office:value="0.332400672745742" calcext:value-type="float">
            <text:p>0.332400672745742</text:p>
          </table:table-cell>
          <table:table-cell table:number-columns-repeated="56"/>
        </table:table-row>
        <table:table-row table:style-name="ro1">
          <table:table-cell table:formula="of:=1239.8/[.C53]" office:value-type="float" office:value="1.63131578947368" calcext:value-type="float">
            <text:p>1.63131578947368</text:p>
          </table:table-cell>
          <table:table-cell table:formula="of:=10^4*[.E53]" office:value-type="float" office:value="8.40336134453782" calcext:value-type="float">
            <text:p>8.40336134453782</text:p>
          </table:table-cell>
          <table:table-cell office:value-type="float" office:value="760" calcext:value-type="float">
            <text:p>760</text:p>
          </table:table-cell>
          <table:table-cell table:style-name="ce1" office:value-type="float" office:value="1190" calcext:value-type="float">
            <text:p>1.19E+03</text:p>
          </table:table-cell>
          <table:table-cell table:style-name="ce1" table:formula="of:=1/[.D53]" office:value-type="float" office:value="0.000840336134453782" calcext:value-type="float">
            <text:p>8.40E-04</text:p>
          </table:table-cell>
          <table:table-cell office:value-type="float" office:value="3.714" calcext:value-type="float">
            <text:p>3.714</text:p>
          </table:table-cell>
          <table:table-cell office:value-type="float" office:value="0.007" calcext:value-type="float">
            <text:p>0.007</text:p>
          </table:table-cell>
          <table:table-cell table:formula="of:=(([.F53]-1)^2+[.G53]^2)/(([.F53]+1)^2+[.G53]^2)" office:value-type="float" office:value="0.331468651680362" calcext:value-type="float">
            <text:p>0.331468651680362</text:p>
          </table:table-cell>
          <table:table-cell table:number-columns-repeated="56"/>
        </table:table-row>
        <table:table-row table:style-name="ro1">
          <table:table-cell table:formula="of:=1239.9/[.C54]" office:value-type="float" office:value="1.61025974025974" calcext:value-type="float">
            <text:p>1.61025974025974</text:p>
          </table:table-cell>
          <table:table-cell table:formula="of:=10^4*[.E54]" office:value-type="float" office:value="9.09090909090909" calcext:value-type="float">
            <text:p>9.09090909090909</text:p>
          </table:table-cell>
          <table:table-cell office:value-type="float" office:value="770" calcext:value-type="float">
            <text:p>770</text:p>
          </table:table-cell>
          <table:table-cell table:style-name="ce1" office:value-type="float" office:value="1100" calcext:value-type="float">
            <text:p>1.10E+03</text:p>
          </table:table-cell>
          <table:table-cell table:style-name="ce1" table:formula="of:=1/[.D54]" office:value-type="float" office:value="0.000909090909090909" calcext:value-type="float">
            <text:p>9.09E-04</text:p>
          </table:table-cell>
          <table:table-cell office:value-type="float" office:value="3.705" calcext:value-type="float">
            <text:p>3.705</text:p>
          </table:table-cell>
          <table:table-cell office:value-type="float" office:value="0.007" calcext:value-type="float">
            <text:p>0.007</text:p>
          </table:table-cell>
          <table:table-cell table:formula="of:=(([.F54]-1)^2+[.G54]^2)/(([.F54]+1)^2+[.G54]^2)" office:value-type="float" office:value="0.330534830393574" calcext:value-type="float">
            <text:p>0.330534830393574</text:p>
          </table:table-cell>
          <table:table-cell table:number-columns-repeated="56"/>
        </table:table-row>
        <table:table-row table:style-name="ro1">
          <table:table-cell table:formula="of:=1239.8/[.C55]" office:value-type="float" office:value="1.58948717948718" calcext:value-type="float">
            <text:p>1.58948717948718</text:p>
          </table:table-cell>
          <table:table-cell table:formula="of:=10^4*[.E55]" office:value-type="float" office:value="9.9009900990099" calcext:value-type="float">
            <text:p>9.9009900990099</text:p>
          </table:table-cell>
          <table:table-cell office:value-type="float" office:value="780" calcext:value-type="float">
            <text:p>780</text:p>
          </table:table-cell>
          <table:table-cell table:style-name="ce1" office:value-type="float" office:value="1010" calcext:value-type="float">
            <text:p>1.01E+03</text:p>
          </table:table-cell>
          <table:table-cell table:style-name="ce1" table:formula="of:=1/[.D55]" office:value-type="float" office:value="0.00099009900990099" calcext:value-type="float">
            <text:p>9.90E-04</text:p>
          </table:table-cell>
          <table:table-cell office:value-type="float" office:value="3.696" calcext:value-type="float">
            <text:p>3.696</text:p>
          </table:table-cell>
          <table:table-cell office:value-type="float" office:value="0.006" calcext:value-type="float">
            <text:p>0.006</text:p>
          </table:table-cell>
          <table:table-cell table:formula="of:=(([.F55]-1)^2+[.G55]^2)/(([.F55]+1)^2+[.G55]^2)" office:value-type="float" office:value="0.329598359402392" calcext:value-type="float">
            <text:p>0.329598359402392</text:p>
          </table:table-cell>
          <table:table-cell table:number-columns-repeated="56"/>
        </table:table-row>
        <table:table-row table:style-name="ro1">
          <table:table-cell table:formula="of:=1239.8/[.C56]" office:value-type="float" office:value="1.56936708860759" calcext:value-type="float">
            <text:p>1.56936708860759</text:p>
          </table:table-cell>
          <table:table-cell table:formula="of:=10^4*[.E56]" office:value-type="float" office:value="10.7758620689655" calcext:value-type="float">
            <text:p>10.7758620689655</text:p>
          </table:table-cell>
          <table:table-cell office:value-type="float" office:value="790" calcext:value-type="float">
            <text:p>790</text:p>
          </table:table-cell>
          <table:table-cell table:style-name="ce1" office:value-type="float" office:value="928" calcext:value-type="float">
            <text:p>9.28E+02</text:p>
          </table:table-cell>
          <table:table-cell table:style-name="ce1" table:formula="of:=1/[.D56]" office:value-type="float" office:value="0.00107758620689655" calcext:value-type="float">
            <text:p>1.08E-03</text:p>
          </table:table-cell>
          <table:table-cell office:value-type="float" office:value="3.688" calcext:value-type="float">
            <text:p>3.688</text:p>
          </table:table-cell>
          <table:table-cell office:value-type="float" office:value="0.006" calcext:value-type="float">
            <text:p>0.006</text:p>
          </table:table-cell>
          <table:table-cell table:formula="of:=(([.F56]-1)^2+[.G56]^2)/(([.F56]+1)^2+[.G56]^2)" office:value-type="float" office:value="0.328764393207925" calcext:value-type="float">
            <text:p>0.328764393207925</text:p>
          </table:table-cell>
          <table:table-cell table:number-columns-repeated="56"/>
        </table:table-row>
        <table:table-row table:style-name="ro1">
          <table:table-cell table:formula="of:=1239.9/[.C57]" office:value-type="float" office:value="1.549875" calcext:value-type="float">
            <text:p>1.549875</text:p>
          </table:table-cell>
          <table:table-cell table:formula="of:=10^4*[.E57]" office:value-type="float" office:value="11.7647058823529" calcext:value-type="float">
            <text:p>11.7647058823529</text:p>
          </table:table-cell>
          <table:table-cell office:value-type="float" office:value="800" calcext:value-type="float">
            <text:p>800</text:p>
          </table:table-cell>
          <table:table-cell table:style-name="ce1" office:value-type="float" office:value="850" calcext:value-type="float">
            <text:p>8.50E+02</text:p>
          </table:table-cell>
          <table:table-cell table:style-name="ce1" table:formula="of:=1/[.D57]" office:value-type="float" office:value="0.00117647058823529" calcext:value-type="float">
            <text:p>1.18E-03</text:p>
          </table:table-cell>
          <table:table-cell office:value-type="float" office:value="3.681" calcext:value-type="float">
            <text:p>3.681</text:p>
          </table:table-cell>
          <table:table-cell office:value-type="float" office:value="0.005" calcext:value-type="float">
            <text:p>0.005</text:p>
          </table:table-cell>
          <table:table-cell table:formula="of:=(([.F57]-1)^2+[.G57]^2)/(([.F57]+1)^2+[.G57]^2)" office:value-type="float" office:value="0.328032867790877" calcext:value-type="float">
            <text:p>0.328032867790877</text:p>
          </table:table-cell>
          <table:table-cell table:number-columns-repeated="56"/>
        </table:table-row>
        <table:table-row table:style-name="ro1">
          <table:table-cell table:formula="of:=1239.8/[.C58]" office:value-type="float" office:value="1.53061728395062" calcext:value-type="float">
            <text:p>1.53061728395062</text:p>
          </table:table-cell>
          <table:table-cell table:formula="of:=10^4*[.E58]" office:value-type="float" office:value="12.9032258064516" calcext:value-type="float">
            <text:p>12.9032258064516</text:p>
          </table:table-cell>
          <table:table-cell office:value-type="float" office:value="810" calcext:value-type="float">
            <text:p>810</text:p>
          </table:table-cell>
          <table:table-cell table:style-name="ce1" office:value-type="float" office:value="775" calcext:value-type="float">
            <text:p>7.75E+02</text:p>
          </table:table-cell>
          <table:table-cell table:style-name="ce1" table:formula="of:=1/[.D58]" office:value-type="float" office:value="0.00129032258064516" calcext:value-type="float">
            <text:p>1.29E-03</text:p>
          </table:table-cell>
          <table:table-cell office:value-type="float" office:value="3.674" calcext:value-type="float">
            <text:p>3.674</text:p>
          </table:table-cell>
          <table:table-cell office:value-type="float" office:value="0.005" calcext:value-type="float">
            <text:p>0.005</text:p>
          </table:table-cell>
          <table:table-cell table:formula="of:=(([.F58]-1)^2+[.G58]^2)/(([.F58]+1)^2+[.G58]^2)" office:value-type="float" office:value="0.327300305896179" calcext:value-type="float">
            <text:p>0.327300305896179</text:p>
          </table:table-cell>
          <table:table-cell table:number-columns-repeated="56"/>
        </table:table-row>
        <table:table-row table:style-name="ro1">
          <table:table-cell table:formula="of:=1239.8/[.C59]" office:value-type="float" office:value="1.5119512195122" calcext:value-type="float">
            <text:p>1.5119512195122</text:p>
          </table:table-cell>
          <table:table-cell table:formula="of:=10^4*[.E59]" office:value-type="float" office:value="14.1442715700141" calcext:value-type="float">
            <text:p>14.1442715700141</text:p>
          </table:table-cell>
          <table:table-cell office:value-type="float" office:value="820" calcext:value-type="float">
            <text:p>820</text:p>
          </table:table-cell>
          <table:table-cell table:style-name="ce1" office:value-type="float" office:value="707" calcext:value-type="float">
            <text:p>7.07E+02</text:p>
          </table:table-cell>
          <table:table-cell table:style-name="ce1" table:formula="of:=1/[.D59]" office:value-type="float" office:value="0.00141442715700141" calcext:value-type="float">
            <text:p>1.41E-03</text:p>
          </table:table-cell>
          <table:table-cell office:value-type="float" office:value="3.668" calcext:value-type="float">
            <text:p>3.668</text:p>
          </table:table-cell>
          <table:table-cell office:value-type="float" office:value="0.005" calcext:value-type="float">
            <text:p>0.005</text:p>
          </table:table-cell>
          <table:table-cell table:formula="of:=(([.F59]-1)^2+[.G59]^2)/(([.F59]+1)^2+[.G59]^2)" office:value-type="float" office:value="0.326671301461493" calcext:value-type="float">
            <text:p>0.326671301461493</text:p>
          </table:table-cell>
          <table:table-cell table:number-columns-repeated="56"/>
        </table:table-row>
        <table:table-row table:style-name="ro1">
          <table:table-cell table:formula="of:=1239.9/[.C60]" office:value-type="float" office:value="1.49385542168675" calcext:value-type="float">
            <text:p>1.49385542168675</text:p>
          </table:table-cell>
          <table:table-cell table:formula="of:=10^4*[.E60]" office:value-type="float" office:value="15.4559505409583" calcext:value-type="float">
            <text:p>15.4559505409583</text:p>
          </table:table-cell>
          <table:table-cell office:value-type="float" office:value="830" calcext:value-type="float">
            <text:p>830</text:p>
          </table:table-cell>
          <table:table-cell table:style-name="ce1" office:value-type="float" office:value="647" calcext:value-type="float">
            <text:p>6.47E+02</text:p>
          </table:table-cell>
          <table:table-cell table:style-name="ce1" table:formula="of:=1/[.D60]" office:value-type="float" office:value="0.00154559505409583" calcext:value-type="float">
            <text:p>1.55E-03</text:p>
          </table:table-cell>
          <table:table-cell office:value-type="float" office:value="3.662" calcext:value-type="float">
            <text:p>3.662</text:p>
          </table:table-cell>
          <table:table-cell office:value-type="float" office:value="0.004" calcext:value-type="float">
            <text:p>0.004</text:p>
          </table:table-cell>
          <table:table-cell table:formula="of:=(([.F60]-1)^2+[.G60]^2)/(([.F60]+1)^2+[.G60]^2)" office:value-type="float" office:value="0.326041006227035" calcext:value-type="float">
            <text:p>0.326041006227035</text:p>
          </table:table-cell>
          <table:table-cell table:number-columns-repeated="56"/>
        </table:table-row>
        <table:table-row table:style-name="ro1">
          <table:table-cell table:formula="of:=1239.8/[.C61]" office:value-type="float" office:value="1.47595238095238" calcext:value-type="float">
            <text:p>1.47595238095238</text:p>
          </table:table-cell>
          <table:table-cell table:formula="of:=10^4*[.E61]" office:value-type="float" office:value="16.9204737732657" calcext:value-type="float">
            <text:p>16.9204737732657</text:p>
          </table:table-cell>
          <table:table-cell office:value-type="float" office:value="840" calcext:value-type="float">
            <text:p>840</text:p>
          </table:table-cell>
          <table:table-cell table:style-name="ce1" office:value-type="float" office:value="591" calcext:value-type="float">
            <text:p>5.91E+02</text:p>
          </table:table-cell>
          <table:table-cell table:style-name="ce1" table:formula="of:=1/[.D61]" office:value-type="float" office:value="0.00169204737732657" calcext:value-type="float">
            <text:p>1.69E-03</text:p>
          </table:table-cell>
          <table:table-cell office:value-type="float" office:value="3.656" calcext:value-type="float">
            <text:p>3.656</text:p>
          </table:table-cell>
          <table:table-cell office:value-type="float" office:value="0.004" calcext:value-type="float">
            <text:p>0.004</text:p>
          </table:table-cell>
          <table:table-cell table:formula="of:=(([.F61]-1)^2+[.G61]^2)/(([.F61]+1)^2+[.G61]^2)" office:value-type="float" office:value="0.32540997581366" calcext:value-type="float">
            <text:p>0.32540997581366</text:p>
          </table:table-cell>
          <table:table-cell table:number-columns-repeated="56"/>
        </table:table-row>
        <table:table-row table:style-name="ro1">
          <table:table-cell table:formula="of:=1239.8/[.C62]" office:value-type="float" office:value="1.45858823529412" calcext:value-type="float">
            <text:p>1.45858823529412</text:p>
          </table:table-cell>
          <table:table-cell table:formula="of:=10^4*[.E62]" office:value-type="float" office:value="18.6915887850467" calcext:value-type="float">
            <text:p>18.6915887850467</text:p>
          </table:table-cell>
          <table:table-cell office:value-type="float" office:value="850" calcext:value-type="float">
            <text:p>850</text:p>
          </table:table-cell>
          <table:table-cell table:style-name="ce1" office:value-type="float" office:value="535" calcext:value-type="float">
            <text:p>5.35E+02</text:p>
          </table:table-cell>
          <table:table-cell table:style-name="ce1" table:formula="of:=1/[.D62]" office:value-type="float" office:value="0.00186915887850467" calcext:value-type="float">
            <text:p>1.87E-03</text:p>
          </table:table-cell>
          <table:table-cell office:value-type="float" office:value="3.65" calcext:value-type="float">
            <text:p>3.65</text:p>
          </table:table-cell>
          <table:table-cell office:value-type="float" office:value="0.004" calcext:value-type="float">
            <text:p>0.004</text:p>
          </table:table-cell>
          <table:table-cell table:formula="of:=(([.F62]-1)^2+[.G62]^2)/(([.F62]+1)^2+[.G62]^2)" office:value-type="float" office:value="0.324777930560902" calcext:value-type="float">
            <text:p>0.324777930560902</text:p>
          </table:table-cell>
          <table:table-cell table:number-columns-repeated="56"/>
        </table:table-row>
        <table:table-row table:style-name="ro1">
          <table:table-cell table:formula="of:=1239.9/[.C63]" office:value-type="float" office:value="1.44174418604651" calcext:value-type="float">
            <text:p>1.44174418604651</text:p>
          </table:table-cell>
          <table:table-cell table:formula="of:=10^4*[.E63]" office:value-type="float" office:value="20.8333333333333" calcext:value-type="float">
            <text:p>20.8333333333333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480" calcext:value-type="float">
            <text:p>4.80E+02</text:p>
          </table:table-cell>
          <table:table-cell table:style-name="ce1" table:formula="of:=1/[.D63]" office:value-type="float" office:value="0.00208333333333333" calcext:value-type="float">
            <text:p>2.08E-03</text:p>
          </table:table-cell>
          <table:table-cell office:value-type="float" office:value="3.644" calcext:value-type="float">
            <text:p>3.644</text:p>
          </table:table-cell>
          <table:table-cell office:value-type="float" office:value="0.003" calcext:value-type="float">
            <text:p>0.003</text:p>
          </table:table-cell>
          <table:table-cell table:formula="of:=(([.F63]-1)^2+[.G63]^2)/(([.F63]+1)^2+[.G63]^2)" office:value-type="float" office:value="0.324144649551891" calcext:value-type="float">
            <text:p>0.324144649551891</text:p>
          </table:table-cell>
          <table:table-cell table:number-columns-repeated="56"/>
        </table:table-row>
        <table:table-row table:style-name="ro1">
          <table:table-cell table:formula="of:=1239.8/[.C64]" office:value-type="float" office:value="1.42505747126437" calcext:value-type="float">
            <text:p>1.42505747126437</text:p>
          </table:table-cell>
          <table:table-cell table:formula="of:=10^4*[.E64]" office:value-type="float" office:value="23.1481481481481" calcext:value-type="float">
            <text:p>23.1481481481481</text:p>
          </table:table-cell>
          <table:table-cell office:value-type="float" office:value="870" calcext:value-type="float">
            <text:p>870</text:p>
          </table:table-cell>
          <table:table-cell table:style-name="ce1" office:value-type="float" office:value="432" calcext:value-type="float">
            <text:p>4.32E+02</text:p>
          </table:table-cell>
          <table:table-cell table:style-name="ce1" table:formula="of:=1/[.D64]" office:value-type="float" office:value="0.00231481481481481" calcext:value-type="float">
            <text:p>2.31E-03</text:p>
          </table:table-cell>
          <table:table-cell office:value-type="float" office:value="3.638" calcext:value-type="float">
            <text:p>3.638</text:p>
          </table:table-cell>
          <table:table-cell office:value-type="float" office:value="0.003" calcext:value-type="float">
            <text:p>0.003</text:p>
          </table:table-cell>
          <table:table-cell table:formula="of:=(([.F64]-1)^2+[.G64]^2)/(([.F64]+1)^2+[.G64]^2)" office:value-type="float" office:value="0.323510569194358" calcext:value-type="float">
            <text:p>0.323510569194358</text:p>
          </table:table-cell>
          <table:table-cell table:number-columns-repeated="56"/>
        </table:table-row>
        <table:table-row table:style-name="ro1">
          <table:table-cell table:formula="of:=1239.8/[.C65]" office:value-type="float" office:value="1.40886363636364" calcext:value-type="float">
            <text:p>1.40886363636364</text:p>
          </table:table-cell>
          <table:table-cell table:formula="of:=10^4*[.E65]" office:value-type="float" office:value="26.1096605744125" calcext:value-type="float">
            <text:p>26.1096605744125</text:p>
          </table:table-cell>
          <table:table-cell office:value-type="float" office:value="880" calcext:value-type="float">
            <text:p>880</text:p>
          </table:table-cell>
          <table:table-cell table:style-name="ce1" office:value-type="float" office:value="383" calcext:value-type="float">
            <text:p>3.83E+02</text:p>
          </table:table-cell>
          <table:table-cell table:style-name="ce1" table:formula="of:=1/[.D65]" office:value-type="float" office:value="0.00261096605744125" calcext:value-type="float">
            <text:p>2.61E-03</text:p>
          </table:table-cell>
          <table:table-cell office:value-type="float" office:value="3.632" calcext:value-type="float">
            <text:p>3.632</text:p>
          </table:table-cell>
          <table:table-cell office:value-type="float" office:value="0.003" calcext:value-type="float">
            <text:p>0.003</text:p>
          </table:table-cell>
          <table:table-cell table:formula="of:=(([.F65]-1)^2+[.G65]^2)/(([.F65]+1)^2+[.G65]^2)" office:value-type="float" office:value="0.322875469350817" calcext:value-type="float">
            <text:p>0.322875469350817</text:p>
          </table:table-cell>
          <table:table-cell table:number-columns-repeated="56"/>
        </table:table-row>
        <table:table-row table:style-name="ro1">
          <table:table-cell table:formula="of:=1239.9/[.C66]" office:value-type="float" office:value="1.39314606741573" calcext:value-type="float">
            <text:p>1.39314606741573</text:p>
          </table:table-cell>
          <table:table-cell table:formula="of:=10^4*[.E66]" office:value-type="float" office:value="29.1545189504373" calcext:value-type="float">
            <text:p>29.1545189504373</text:p>
          </table:table-cell>
          <table:table-cell office:value-type="float" office:value="890" calcext:value-type="float">
            <text:p>890</text:p>
          </table:table-cell>
          <table:table-cell table:style-name="ce1" office:value-type="float" office:value="343" calcext:value-type="float">
            <text:p>3.43E+02</text:p>
          </table:table-cell>
          <table:table-cell table:style-name="ce1" table:formula="of:=1/[.D66]" office:value-type="float" office:value="0.00291545189504373" calcext:value-type="float">
            <text:p>2.92E-03</text:p>
          </table:table-cell>
          <table:table-cell office:value-type="float" office:value="3.626" calcext:value-type="float">
            <text:p>3.626</text:p>
          </table:table-cell>
          <table:table-cell office:value-type="float" office:value="0.002" calcext:value-type="float">
            <text:p>0.002</text:p>
          </table:table-cell>
          <table:table-cell table:formula="of:=(([.F66]-1)^2+[.G66]^2)/(([.F66]+1)^2+[.G66]^2)" office:value-type="float" office:value="0.3222391901263" calcext:value-type="float">
            <text:p>0.3222391901263</text:p>
          </table:table-cell>
          <table:table-cell table:number-columns-repeated="56"/>
        </table:table-row>
        <table:table-row table:style-name="ro1">
          <table:table-cell table:formula="of:=1239.8/[.C67]" office:value-type="float" office:value="1.37755555555556" calcext:value-type="float">
            <text:p>1.37755555555556</text:p>
          </table:table-cell>
          <table:table-cell table:formula="of:=10^4*[.E67]" office:value-type="float" office:value="32.6797385620915" calcext:value-type="float">
            <text:p>32.6797385620915</text:p>
          </table:table-cell>
          <table:table-cell office:value-type="float" office:value="900" calcext:value-type="float">
            <text:p>900</text:p>
          </table:table-cell>
          <table:table-cell table:style-name="ce1" office:value-type="float" office:value="306" calcext:value-type="float">
            <text:p>3.06E+02</text:p>
          </table:table-cell>
          <table:table-cell table:style-name="ce1" table:formula="of:=1/[.D67]" office:value-type="float" office:value="0.00326797385620915" calcext:value-type="float">
            <text:p>3.27E-03</text:p>
          </table:table-cell>
          <table:table-cell office:value-type="float" office:value="3.62" calcext:value-type="float">
            <text:p>3.62</text:p>
          </table:table-cell>
          <table:table-cell office:value-type="float" office:value="0.002" calcext:value-type="float">
            <text:p>0.002</text:p>
          </table:table-cell>
          <table:table-cell table:formula="of:=(([.F67]-1)^2+[.G67]^2)/(([.F67]+1)^2+[.G67]^2)" office:value-type="float" office:value="0.321602046138182" calcext:value-type="float">
            <text:p>0.321602046138182</text:p>
          </table:table-cell>
          <table:table-cell table:number-columns-repeated="56"/>
        </table:table-row>
        <table:table-row table:style-name="ro1">
          <table:table-cell table:formula="of:=1239.8/[.C68]" office:value-type="float" office:value="1.36241758241758" calcext:value-type="float">
            <text:p>1.36241758241758</text:p>
          </table:table-cell>
          <table:table-cell table:formula="of:=10^4*[.E68]" office:value-type="float" office:value="36.7647058823529" calcext:value-type="float">
            <text:p>36.7647058823529</text:p>
          </table:table-cell>
          <table:table-cell office:value-type="float" office:value="910" calcext:value-type="float">
            <text:p>910</text:p>
          </table:table-cell>
          <table:table-cell table:style-name="ce1" office:value-type="float" office:value="272" calcext:value-type="float">
            <text:p>2.72E+02</text:p>
          </table:table-cell>
          <table:table-cell table:style-name="ce1" table:formula="of:=1/[.D68]" office:value-type="float" office:value="0.00367647058823529" calcext:value-type="float">
            <text:p>3.68E-03</text:p>
          </table:table-cell>
          <table:table-cell office:value-type="float" office:value="3.614" calcext:value-type="float">
            <text:p>3.614</text:p>
          </table:table-cell>
          <table:table-cell office:value-type="float" office:value="0.002" calcext:value-type="float">
            <text:p>0.002</text:p>
          </table:table-cell>
          <table:table-cell table:formula="of:=(([.F68]-1)^2+[.G68]^2)/(([.F68]+1)^2+[.G68]^2)" office:value-type="float" office:value="0.320963878059092" calcext:value-type="float">
            <text:p>0.320963878059092</text:p>
          </table:table-cell>
          <table:table-cell table:number-columns-repeated="56"/>
        </table:table-row>
        <table:table-row table:style-name="ro1">
          <table:table-cell table:formula="of:=1239.9/[.C69]" office:value-type="float" office:value="1.34771739130435" calcext:value-type="float">
            <text:p>1.34771739130435</text:p>
          </table:table-cell>
          <table:table-cell table:formula="of:=10^4*[.E69]" office:value-type="float" office:value="41.6666666666667" calcext:value-type="float">
            <text:p>41.6666666666667</text:p>
          </table:table-cell>
          <table:table-cell office:value-type="float" office:value="920" calcext:value-type="float">
            <text:p>920</text:p>
          </table:table-cell>
          <table:table-cell table:style-name="ce1" office:value-type="float" office:value="240" calcext:value-type="float">
            <text:p>2.40E+02</text:p>
          </table:table-cell>
          <table:table-cell table:style-name="ce1" table:formula="of:=1/[.D69]" office:value-type="float" office:value="0.00416666666666667" calcext:value-type="float">
            <text:p>4.17E-03</text:p>
          </table:table-cell>
          <table:table-cell office:value-type="float" office:value="3.608" calcext:value-type="float">
            <text:p>3.608</text:p>
          </table:table-cell>
          <table:table-cell office:value-type="float" office:value="0.002" calcext:value-type="float">
            <text:p>0.002</text:p>
          </table:table-cell>
          <table:table-cell table:formula="of:=(([.F69]-1)^2+[.G69]^2)/(([.F69]+1)^2+[.G69]^2)" office:value-type="float" office:value="0.320324684364472" calcext:value-type="float">
            <text:p>0.320324684364472</text:p>
          </table:table-cell>
          <table:table-cell table:number-columns-repeated="56"/>
        </table:table-row>
        <table:table-row table:style-name="ro1">
          <table:table-cell table:formula="of:=1239.8/[.C70]" office:value-type="float" office:value="1.33311827956989" calcext:value-type="float">
            <text:p>1.33311827956989</text:p>
          </table:table-cell>
          <table:table-cell table:formula="of:=10^4*[.E70]" office:value-type="float" office:value="47.6190476190476" calcext:value-type="float">
            <text:p>47.6190476190476</text:p>
          </table:table-cell>
          <table:table-cell office:value-type="float" office:value="930" calcext:value-type="float">
            <text:p>930</text:p>
          </table:table-cell>
          <table:table-cell table:style-name="ce1" office:value-type="float" office:value="210" calcext:value-type="float">
            <text:p>2.10E+02</text:p>
          </table:table-cell>
          <table:table-cell table:style-name="ce1" table:formula="of:=1/[.D70]" office:value-type="float" office:value="0.00476190476190476" calcext:value-type="float">
            <text:p>4.76E-03</text:p>
          </table:table-cell>
          <table:table-cell office:value-type="float" office:value="3.602" calcext:value-type="float">
            <text:p>3.602</text:p>
          </table:table-cell>
          <table:table-cell office:value-type="float" office:value="0.002" calcext:value-type="float">
            <text:p>0.002</text:p>
          </table:table-cell>
          <table:table-cell table:formula="of:=(([.F70]-1)^2+[.G70]^2)/(([.F70]+1)^2+[.G70]^2)" office:value-type="float" office:value="0.319684463534747" calcext:value-type="float">
            <text:p>0.319684463534747</text:p>
          </table:table-cell>
          <table:table-cell table:number-columns-repeated="56"/>
        </table:table-row>
        <table:table-row table:style-name="ro1">
          <table:table-cell table:formula="of:=1239.8/[.C71]" office:value-type="float" office:value="1.31893617021277" calcext:value-type="float">
            <text:p>1.31893617021277</text:p>
          </table:table-cell>
          <table:table-cell table:formula="of:=10^4*[.E71]" office:value-type="float" office:value="54.6448087431694" calcext:value-type="float">
            <text:p>54.6448087431694</text:p>
          </table:table-cell>
          <table:table-cell office:value-type="float" office:value="940" calcext:value-type="float">
            <text:p>940</text:p>
          </table:table-cell>
          <table:table-cell table:style-name="ce1" office:value-type="float" office:value="183" calcext:value-type="float">
            <text:p>1.83E+02</text:p>
          </table:table-cell>
          <table:table-cell table:style-name="ce1" table:formula="of:=1/[.D71]" office:value-type="float" office:value="0.00546448087431694" calcext:value-type="float">
            <text:p>5.46E-03</text:p>
          </table:table-cell>
          <table:table-cell office:value-type="float" office:value="3.597" calcext:value-type="float">
            <text:p>3.597</text:p>
          </table:table-cell>
          <table:table-cell office:value-type="float" office:value="0.001" calcext:value-type="float">
            <text:p>0.001</text:p>
          </table:table-cell>
          <table:table-cell table:formula="of:=(([.F71]-1)^2+[.G71]^2)/(([.F71]+1)^2+[.G71]^2)" office:value-type="float" office:value="0.319150063811936" calcext:value-type="float">
            <text:p>0.319150063811936</text:p>
          </table:table-cell>
          <table:table-cell table:number-columns-repeated="56"/>
        </table:table-row>
        <table:table-row table:style-name="ro1">
          <table:table-cell table:formula="of:=1239.9/[.C72]" office:value-type="float" office:value="1.30515789473684" calcext:value-type="float">
            <text:p>1.30515789473684</text:p>
          </table:table-cell>
          <table:table-cell table:formula="of:=10^4*[.E72]" office:value-type="float" office:value="63.6942675159236" calcext:value-type="float">
            <text:p>63.6942675159236</text:p>
          </table:table-cell>
          <table:table-cell office:value-type="float" office:value="950" calcext:value-type="float">
            <text:p>950</text:p>
          </table:table-cell>
          <table:table-cell table:style-name="ce1" office:value-type="float" office:value="157" calcext:value-type="float">
            <text:p>1.57E+02</text:p>
          </table:table-cell>
          <table:table-cell table:style-name="ce1" table:formula="of:=1/[.D72]" office:value-type="float" office:value="0.00636942675159236" calcext:value-type="float">
            <text:p>6.37E-03</text:p>
          </table:table-cell>
          <table:table-cell office:value-type="float" office:value="3.592" calcext:value-type="float">
            <text:p>3.592</text:p>
          </table:table-cell>
          <table:table-cell office:value-type="float" office:value="0.001" calcext:value-type="float">
            <text:p>0.001</text:p>
          </table:table-cell>
          <table:table-cell table:formula="of:=(([.F72]-1)^2+[.G72]^2)/(([.F72]+1)^2+[.G72]^2)" office:value-type="float" office:value="0.318615045243477" calcext:value-type="float">
            <text:p>0.318615045243477</text:p>
          </table:table-cell>
          <table:table-cell table:number-columns-repeated="56"/>
        </table:table-row>
        <table:table-row table:style-name="ro1">
          <table:table-cell table:formula="of:=1239.8/[.C73]" office:value-type="float" office:value="1.29145833333333" calcext:value-type="float">
            <text:p>1.29145833333333</text:p>
          </table:table-cell>
          <table:table-cell table:formula="of:=10^4*[.E73]" office:value-type="float" office:value="74.6268656716418" calcext:value-type="float">
            <text:p>74.6268656716418</text:p>
          </table:table-cell>
          <table:table-cell office:value-type="float" office:value="960" calcext:value-type="float">
            <text:p>960</text:p>
          </table:table-cell>
          <table:table-cell table:style-name="ce1" office:value-type="float" office:value="134" calcext:value-type="float">
            <text:p>1.34E+02</text:p>
          </table:table-cell>
          <table:table-cell table:style-name="ce1" table:formula="of:=1/[.D73]" office:value-type="float" office:value="0.00746268656716418" calcext:value-type="float">
            <text:p>7.46E-03</text:p>
          </table:table-cell>
          <table:table-cell office:value-type="float" office:value="3.587" calcext:value-type="float">
            <text:p>3.587</text:p>
          </table:table-cell>
          <table:table-cell office:value-type="float" office:value="0.001" calcext:value-type="float">
            <text:p>0.001</text:p>
          </table:table-cell>
          <table:table-cell table:formula="of:=(([.F73]-1)^2+[.G73]^2)/(([.F73]+1)^2+[.G73]^2)" office:value-type="float" office:value="0.318079310589019" calcext:value-type="float">
            <text:p>0.318079310589019</text:p>
          </table:table-cell>
          <table:table-cell table:number-columns-repeated="56"/>
        </table:table-row>
        <table:table-row table:style-name="ro1">
          <table:table-cell table:formula="of:=1239.8/[.C74]" office:value-type="float" office:value="1.27814432989691" calcext:value-type="float">
            <text:p>1.27814432989691</text:p>
          </table:table-cell>
          <table:table-cell table:formula="of:=10^4*[.E74]" office:value-type="float" office:value="87.719298245614" calcext:value-type="float">
            <text:p>87.719298245614</text:p>
          </table:table-cell>
          <table:table-cell office:value-type="float" office:value="970" calcext:value-type="float">
            <text:p>970</text:p>
          </table:table-cell>
          <table:table-cell table:style-name="ce1" office:value-type="float" office:value="114" calcext:value-type="float">
            <text:p>1.14E+02</text:p>
          </table:table-cell>
          <table:table-cell table:style-name="ce1" table:formula="of:=1/[.D74]" office:value-type="float" office:value="0.0087719298245614" calcext:value-type="float">
            <text:p>8.77E-03</text:p>
          </table:table-cell>
          <table:table-cell office:value-type="float" office:value="3.582" calcext:value-type="float">
            <text:p>3.582</text:p>
          </table:table-cell>
          <table:table-cell office:value-type="float" office:value="0.001" calcext:value-type="float">
            <text:p>0.001</text:p>
          </table:table-cell>
          <table:table-cell table:formula="of:=(([.F74]-1)^2+[.G74]^2)/(([.F74]+1)^2+[.G74]^2)" office:value-type="float" office:value="0.317542858980053" calcext:value-type="float">
            <text:p>0.317542858980053</text:p>
          </table:table-cell>
          <table:table-cell table:number-columns-repeated="56"/>
        </table:table-row>
        <table:table-row table:style-name="ro1">
          <table:table-cell table:formula="of:=1239.9/[.C75]" office:value-type="float" office:value="1.26520408163265" calcext:value-type="float">
            <text:p>1.26520408163265</text:p>
          </table:table-cell>
          <table:table-cell table:formula="of:=10^4*[.E75]" office:value-type="float" office:value="104.275286757039" calcext:value-type="float">
            <text:p>104.275286757039</text:p>
          </table:table-cell>
          <table:table-cell office:value-type="float" office:value="980" calcext:value-type="float">
            <text:p>980</text:p>
          </table:table-cell>
          <table:table-cell table:style-name="ce1" office:value-type="float" office:value="95.9" calcext:value-type="float">
            <text:p>9.59E+01</text:p>
          </table:table-cell>
          <table:table-cell table:style-name="ce1" table:formula="of:=1/[.D75]" office:value-type="float" office:value="0.0104275286757039" calcext:value-type="float">
            <text:p>1.04E-02</text:p>
          </table:table-cell>
          <table:table-cell office:value-type="float" office:value="3.578" calcext:value-type="float">
            <text:p>3.578</text:p>
          </table:table-cell>
          <table:table-cell office:value-type="float" office:value="0.001" calcext:value-type="float">
            <text:p>0.001</text:p>
          </table:table-cell>
          <table:table-cell table:formula="of:=(([.F75]-1)^2+[.G75]^2)/(([.F75]+1)^2+[.G75]^2)" office:value-type="float" office:value="0.317113180903694" calcext:value-type="float">
            <text:p>0.317113180903694</text:p>
          </table:table-cell>
          <table:table-cell table:number-columns-repeated="56"/>
        </table:table-row>
        <table:table-row table:style-name="ro1">
          <table:table-cell table:formula="of:=1239.8/[.C76]" office:value-type="float" office:value="1.25232323232323" calcext:value-type="float">
            <text:p>1.25232323232323</text:p>
          </table:table-cell>
          <table:table-cell table:formula="of:=10^4*[.E76]" office:value-type="float" office:value="126.262626262626" calcext:value-type="float">
            <text:p>126.262626262626</text:p>
          </table:table-cell>
          <table:table-cell office:value-type="float" office:value="990" calcext:value-type="float">
            <text:p>990</text:p>
          </table:table-cell>
          <table:table-cell table:style-name="ce1" office:value-type="float" office:value="79.2" calcext:value-type="float">
            <text:p>7.92E+01</text:p>
          </table:table-cell>
          <table:table-cell table:style-name="ce1" table:formula="of:=1/[.D76]" office:value-type="float" office:value="0.0126262626262626" calcext:value-type="float">
            <text:p>1.26E-02</text:p>
          </table:table-cell>
          <table:table-cell office:value-type="float" office:value="3.574" calcext:value-type="float">
            <text:p>3.574</text:p>
          </table:table-cell>
          <table:table-cell office:value-type="float" office:value="0.001" calcext:value-type="float">
            <text:p>0.001</text:p>
          </table:table-cell>
          <table:table-cell table:formula="of:=(([.F76]-1)^2+[.G76]^2)/(([.F76]+1)^2+[.G76]^2)" office:value-type="float" office:value="0.316683042980187" calcext:value-type="float">
            <text:p>0.316683042980187</text:p>
          </table:table-cell>
          <table:table-cell table:number-columns-repeated="56"/>
        </table:table-row>
        <table:table-row table:style-name="ro1">
          <table:table-cell table:formula="of:=1239.8/[.C77]" office:value-type="float" office:value="1.2398" calcext:value-type="float">
            <text:p>1.2398</text:p>
          </table:table-cell>
          <table:table-cell table:formula="of:=10^4*[.E77]" office:value-type="float" office:value="156.25" calcext:value-type="float">
            <text:p>156.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4" calcext:value-type="float">
            <text:p>6.40E+01</text:p>
          </table:table-cell>
          <table:table-cell table:style-name="ce1" table:formula="of:=1/[.D77]" office:value-type="float" office:value="0.015625" calcext:value-type="float">
            <text:p>1.56E-02</text:p>
          </table:table-cell>
          <table:table-cell office:value-type="float" office:value="3.57" calcext:value-type="float">
            <text:p>3.57</text:p>
          </table:table-cell>
          <table:table-cell office:value-type="float" office:value="0.001" calcext:value-type="float">
            <text:p>0.001</text:p>
          </table:table-cell>
          <table:table-cell table:formula="of:=(([.F77]-1)^2+[.G77]^2)/(([.F77]+1)^2+[.G77]^2)" office:value-type="float" office:value="0.316252444768591" calcext:value-type="float">
            <text:p>0.316252444768591</text:p>
          </table:table-cell>
          <table:table-cell table:number-columns-repeated="56"/>
        </table:table-row>
        <table:table-row table:style-name="ro1">
          <table:table-cell table:formula="of:=1239.9/[.C78]" office:value-type="float" office:value="1.22762376237624" calcext:value-type="float">
            <text:p>1.22762376237624</text:p>
          </table:table-cell>
          <table:table-cell table:formula="of:=10^4*[.E78]" office:value-type="float" office:value="195.694716242661" calcext:value-type="float">
            <text:p>195.694716242661</text:p>
          </table:table-cell>
          <table:table-cell office:value-type="float" office:value="1010" calcext:value-type="float">
            <text:p>1010</text:p>
          </table:table-cell>
          <table:table-cell table:style-name="ce1" office:value-type="float" office:value="51.1" calcext:value-type="float">
            <text:p>5.11E+01</text:p>
          </table:table-cell>
          <table:table-cell table:style-name="ce1" table:formula="of:=1/[.D78]" office:value-type="float" office:value="0.0195694716242661" calcext:value-type="float">
            <text:p>1.96E-02</text:p>
          </table:table-cell>
          <table:table-cell office:value-type="float" office:value="3.566" calcext:value-type="float">
            <text:p>3.566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79]" office:value-type="float" office:value="1.21549019607843" calcext:value-type="float">
            <text:p>1.21549019607843</text:p>
          </table:table-cell>
          <table:table-cell table:formula="of:=10^4*[.E79]" office:value-type="float" office:value="250.62656641604" calcext:value-type="float">
            <text:p>250.62656641604</text:p>
          </table:table-cell>
          <table:table-cell office:value-type="float" office:value="1020" calcext:value-type="float">
            <text:p>1020</text:p>
          </table:table-cell>
          <table:table-cell table:style-name="ce1" office:value-type="float" office:value="39.9" calcext:value-type="float">
            <text:p>3.99E+01</text:p>
          </table:table-cell>
          <table:table-cell table:style-name="ce1" table:formula="of:=1/[.D79]" office:value-type="float" office:value="0.025062656641604" calcext:value-type="float">
            <text:p>2.51E-02</text:p>
          </table:table-cell>
          <table:table-cell office:value-type="float" office:value="3.563" calcext:value-type="float">
            <text:p>3.563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80]" office:value-type="float" office:value="1.20368932038835" calcext:value-type="float">
            <text:p>1.20368932038835</text:p>
          </table:table-cell>
          <table:table-cell table:formula="of:=10^4*[.E80]" office:value-type="float" office:value="331.12582781457" calcext:value-type="float">
            <text:p>331.12582781457</text:p>
          </table:table-cell>
          <table:table-cell office:value-type="float" office:value="1030" calcext:value-type="float">
            <text:p>1030</text:p>
          </table:table-cell>
          <table:table-cell table:style-name="ce1" office:value-type="float" office:value="30.2" calcext:value-type="float">
            <text:p>3.02E+01</text:p>
          </table:table-cell>
          <table:table-cell table:style-name="ce1" table:formula="of:=1/[.D80]" office:value-type="float" office:value="0.033112582781457" calcext:value-type="float">
            <text:p>3.31E-02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81]" office:value-type="float" office:value="1.19221153846154" calcext:value-type="float">
            <text:p>1.19221153846154</text:p>
          </table:table-cell>
          <table:table-cell table:formula="of:=10^4*[.E81]" office:value-type="float" office:value="442.477876106195" calcext:value-type="float">
            <text:p>442.477876106195</text:p>
          </table:table-cell>
          <table:table-cell office:value-type="float" office:value="1040" calcext:value-type="float">
            <text:p>1040</text:p>
          </table:table-cell>
          <table:table-cell table:style-name="ce1" office:value-type="float" office:value="22.6" calcext:value-type="float">
            <text:p>2.26E+01</text:p>
          </table:table-cell>
          <table:table-cell table:style-name="ce1" table:formula="of:=1/[.D81]" office:value-type="float" office:value="0.0442477876106195" calcext:value-type="float">
            <text:p>4.42E-02</text:p>
          </table:table-cell>
          <table:table-cell office:value-type="float" office:value="3.557" calcext:value-type="float">
            <text:p>3.557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82]" office:value-type="float" office:value="1.1807619047619" calcext:value-type="float">
            <text:p>1.1807619047619</text:p>
          </table:table-cell>
          <table:table-cell table:formula="of:=10^4*[.E82]" office:value-type="float" office:value="613.496932515337" calcext:value-type="float">
            <text:p>613.496932515337</text:p>
          </table:table-cell>
          <table:table-cell office:value-type="float" office:value="1050" calcext:value-type="float">
            <text:p>1050</text:p>
          </table:table-cell>
          <table:table-cell table:style-name="ce1" office:value-type="float" office:value="16.3" calcext:value-type="float">
            <text:p>1.63E+01</text:p>
          </table:table-cell>
          <table:table-cell table:style-name="ce1" table:formula="of:=1/[.D82]" office:value-type="float" office:value="0.0613496932515337" calcext:value-type="float">
            <text:p>6.13E-02</text:p>
          </table:table-cell>
          <table:table-cell office:value-type="float" office:value="3.554" calcext:value-type="float">
            <text:p>3.554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83]" office:value-type="float" office:value="1.16962264150943" calcext:value-type="float">
            <text:p>1.16962264150943</text:p>
          </table:table-cell>
          <table:table-cell table:formula="of:=10^4*[.E83]" office:value-type="float" office:value="900.900900900901" calcext:value-type="float">
            <text:p>900.900900900901</text:p>
          </table:table-cell>
          <table:table-cell office:value-type="float" office:value="1060" calcext:value-type="float">
            <text:p>1060</text:p>
          </table:table-cell>
          <table:table-cell table:style-name="ce1" office:value-type="float" office:value="11.1" calcext:value-type="float">
            <text:p>1.11E+01</text:p>
          </table:table-cell>
          <table:table-cell table:style-name="ce1" table:formula="of:=1/[.D83]" office:value-type="float" office:value="0.0900900900900901" calcext:value-type="float">
            <text:p>9.01E-02</text:p>
          </table:table-cell>
          <table:table-cell office:value-type="float" office:value="3.551" calcext:value-type="float">
            <text:p>3.551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84]" office:value-type="float" office:value="1.15878504672897" calcext:value-type="float">
            <text:p>1.15878504672897</text:p>
          </table:table-cell>
          <table:table-cell table:formula="of:=10^4*[.E84]" office:value-type="float" office:value="1250" calcext:value-type="float">
            <text:p>1250</text:p>
          </table:table-cell>
          <table:table-cell office:value-type="float" office:value="1070" calcext:value-type="float">
            <text:p>1070</text:p>
          </table:table-cell>
          <table:table-cell table:style-name="ce1" office:value-type="float" office:value="8" calcext:value-type="float">
            <text:p>8.00E+00</text:p>
          </table:table-cell>
          <table:table-cell table:style-name="ce1" table:formula="of:=1/[.D84]" office:value-type="float" office:value="0.125" calcext:value-type="float">
            <text:p>1.25E-01</text:p>
          </table:table-cell>
          <table:table-cell office:value-type="float" office:value="3.548" calcext:value-type="float">
            <text:p>3.548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85]" office:value-type="float" office:value="1.14796296296296" calcext:value-type="float">
            <text:p>1.14796296296296</text:p>
          </table:table-cell>
          <table:table-cell table:formula="of:=10^4*[.E85]" office:value-type="float" office:value="1612.90322580645" calcext:value-type="float">
            <text:p>1612.90322580645</text:p>
          </table:table-cell>
          <table:table-cell office:value-type="float" office:value="1080" calcext:value-type="float">
            <text:p>1080</text:p>
          </table:table-cell>
          <table:table-cell table:style-name="ce1" office:value-type="float" office:value="6.2" calcext:value-type="float">
            <text:p>6.20E+00</text:p>
          </table:table-cell>
          <table:table-cell table:style-name="ce1" table:formula="of:=1/[.D85]" office:value-type="float" office:value="0.161290322580645" calcext:value-type="float">
            <text:p>1.61E-01</text:p>
          </table:table-cell>
          <table:table-cell office:value-type="float" office:value="3.546" calcext:value-type="float">
            <text:p>3.546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86]" office:value-type="float" office:value="1.13743119266055" calcext:value-type="float">
            <text:p>1.13743119266055</text:p>
          </table:table-cell>
          <table:table-cell table:formula="of:=10^4*[.E86]" office:value-type="float" office:value="2127.65957446808" calcext:value-type="float">
            <text:p>2127.65957446808</text:p>
          </table:table-cell>
          <table:table-cell office:value-type="float" office:value="1090" calcext:value-type="float">
            <text:p>1090</text:p>
          </table:table-cell>
          <table:table-cell table:style-name="ce1" office:value-type="float" office:value="4.7" calcext:value-type="float">
            <text:p>4.70E+00</text:p>
          </table:table-cell>
          <table:table-cell table:style-name="ce1" table:formula="of:=1/[.D86]" office:value-type="float" office:value="0.212765957446808" calcext:value-type="float">
            <text:p>2.13E-01</text:p>
          </table:table-cell>
          <table:table-cell office:value-type="float" office:value="3.544" calcext:value-type="float">
            <text:p>3.544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87]" office:value-type="float" office:value="1.12718181818182" calcext:value-type="float">
            <text:p>1.12718181818182</text:p>
          </table:table-cell>
          <table:table-cell table:formula="of:=10^4*[.E87]" office:value-type="float" office:value="2857.14285714286" calcext:value-type="float">
            <text:p>2857.14285714286</text:p>
          </table:table-cell>
          <table:table-cell office:value-type="float" office:value="1100" calcext:value-type="float">
            <text:p>1100</text:p>
          </table:table-cell>
          <table:table-cell table:style-name="ce1" office:value-type="float" office:value="3.5" calcext:value-type="float">
            <text:p>3.50E+00</text:p>
          </table:table-cell>
          <table:table-cell table:style-name="ce1" table:formula="of:=1/[.D87]" office:value-type="float" office:value="0.285714285714286" calcext:value-type="float">
            <text:p>2.86E-01</text:p>
          </table:table-cell>
          <table:table-cell office:value-type="float" office:value="3.541" calcext:value-type="float">
            <text:p>3.541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88]" office:value-type="float" office:value="1.11693693693694" calcext:value-type="float">
            <text:p>1.11693693693694</text:p>
          </table:table-cell>
          <table:table-cell table:formula="of:=10^4*[.E88]" office:value-type="float" office:value="3703.7037037037" calcext:value-type="float">
            <text:p>3703.7037037037</text:p>
          </table:table-cell>
          <table:table-cell office:value-type="float" office:value="1110" calcext:value-type="float">
            <text:p>1110</text:p>
          </table:table-cell>
          <table:table-cell table:style-name="ce1" office:value-type="float" office:value="2.7" calcext:value-type="float">
            <text:p>2.70E+00</text:p>
          </table:table-cell>
          <table:table-cell table:style-name="ce1" table:formula="of:=1/[.D88]" office:value-type="float" office:value="0.37037037037037" calcext:value-type="float">
            <text:p>3.70E-01</text:p>
          </table:table-cell>
          <table:table-cell office:value-type="float" office:value="3.539" calcext:value-type="float">
            <text:p>3.539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89]" office:value-type="float" office:value="1.10696428571429" calcext:value-type="float">
            <text:p>1.10696428571429</text:p>
          </table:table-cell>
          <table:table-cell table:formula="of:=10^4*[.E89]" office:value-type="float" office:value="5000" calcext:value-type="float">
            <text:p>5000</text:p>
          </table:table-cell>
          <table:table-cell office:value-type="float" office:value="1120" calcext:value-type="float">
            <text:p>1120</text:p>
          </table:table-cell>
          <table:table-cell table:style-name="ce1" office:value-type="float" office:value="2" calcext:value-type="float">
            <text:p>2.00E+00</text:p>
          </table:table-cell>
          <table:table-cell table:style-name="ce1" table:formula="of:=1/[.D89]" office:value-type="float" office:value="0.5" calcext:value-type="float">
            <text:p>5.00E-01</text:p>
          </table:table-cell>
          <table:table-cell office:value-type="float" office:value="3.537" calcext:value-type="float">
            <text:p>3.537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90]" office:value-type="float" office:value="1.09725663716814" calcext:value-type="float">
            <text:p>1.09725663716814</text:p>
          </table:table-cell>
          <table:table-cell table:formula="of:=10^4*[.E90]" office:value-type="float" office:value="6666.66666666667" calcext:value-type="float">
            <text:p>6666.66666666667</text:p>
          </table:table-cell>
          <table:table-cell office:value-type="float" office:value="1130" calcext:value-type="float">
            <text:p>1130</text:p>
          </table:table-cell>
          <table:table-cell table:style-name="ce1" office:value-type="float" office:value="1.5" calcext:value-type="float">
            <text:p>1.50E+00</text:p>
          </table:table-cell>
          <table:table-cell table:style-name="ce1" table:formula="of:=1/[.D90]" office:value-type="float" office:value="0.666666666666667" calcext:value-type="float">
            <text:p>6.67E-01</text:p>
          </table:table-cell>
          <table:table-cell office:value-type="float" office:value="3.534" calcext:value-type="float">
            <text:p>3.534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91]" office:value-type="float" office:value="1.08754385964912" calcext:value-type="float">
            <text:p>1.08754385964912</text:p>
          </table:table-cell>
          <table:table-cell table:formula="of:=10^4*[.E91]" office:value-type="float" office:value="10000" calcext:value-type="float">
            <text:p>10000</text:p>
          </table:table-cell>
          <table:table-cell office:value-type="float" office:value="1140" calcext:value-type="float">
            <text:p>114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 table:formula="of:=1/[.D91]" office:value-type="float" office:value="1" calcext:value-type="float">
            <text:p>1.00E+00</text:p>
          </table:table-cell>
          <table:table-cell office:value-type="float" office:value="3.532" calcext:value-type="float">
            <text:p>3.532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92]" office:value-type="float" office:value="1.07808695652174" calcext:value-type="float">
            <text:p>1.07808695652174</text:p>
          </table:table-cell>
          <table:table-cell table:formula="of:=10^4*[.E92]" office:value-type="float" office:value="14705.8823529412" calcext:value-type="float">
            <text:p>14705.8823529412</text:p>
          </table:table-cell>
          <table:table-cell office:value-type="float" office:value="1150" calcext:value-type="float">
            <text:p>1150</text:p>
          </table:table-cell>
          <table:table-cell table:style-name="ce1" office:value-type="float" office:value="0.68" calcext:value-type="float">
            <text:p>6.80E-01</text:p>
          </table:table-cell>
          <table:table-cell table:style-name="ce1" table:formula="of:=1/[.D92]" office:value-type="float" office:value="1.47058823529412" calcext:value-type="float">
            <text:p>1.47E+00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93]" office:value-type="float" office:value="1.06887931034483" calcext:value-type="float">
            <text:p>1.06887931034483</text:p>
          </table:table-cell>
          <table:table-cell table:formula="of:=10^4*[.E93]" office:value-type="float" office:value="23809.5238095238" calcext:value-type="float">
            <text:p>23809.5238095238</text:p>
          </table:table-cell>
          <table:table-cell office:value-type="float" office:value="1160" calcext:value-type="float">
            <text:p>1160</text:p>
          </table:table-cell>
          <table:table-cell table:style-name="ce1" office:value-type="float" office:value="0.42" calcext:value-type="float">
            <text:p>4.20E-01</text:p>
          </table:table-cell>
          <table:table-cell table:style-name="ce1" table:formula="of:=1/[.D93]" office:value-type="float" office:value="2.38095238095238" calcext:value-type="float">
            <text:p>2.38E+00</text:p>
          </table:table-cell>
          <table:table-cell office:value-type="float" office:value="3.528" calcext:value-type="float">
            <text:p>3.528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94]" office:value-type="float" office:value="1.05965811965812" calcext:value-type="float">
            <text:p>1.05965811965812</text:p>
          </table:table-cell>
          <table:table-cell table:formula="of:=10^4*[.E94]" office:value-type="float" office:value="45454.5454545455" calcext:value-type="float">
            <text:p>45454.5454545455</text:p>
          </table:table-cell>
          <table:table-cell office:value-type="float" office:value="1170" calcext:value-type="float">
            <text:p>1170</text:p>
          </table:table-cell>
          <table:table-cell table:style-name="ce1" office:value-type="float" office:value="0.22" calcext:value-type="float">
            <text:p>2.20E-01</text:p>
          </table:table-cell>
          <table:table-cell table:style-name="ce1" table:formula="of:=1/[.D94]" office:value-type="float" office:value="4.54545454545455" calcext:value-type="float">
            <text:p>4.55E+00</text:p>
          </table:table-cell>
          <table:table-cell office:value-type="float" office:value="3.526" calcext:value-type="float">
            <text:p>3.526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95]" office:value-type="float" office:value="1.0506779661017" calcext:value-type="float">
            <text:p>1.0506779661017</text:p>
          </table:table-cell>
          <table:table-cell table:formula="of:=10^4*[.E95]" office:value-type="float" office:value="153846.153846154" calcext:value-type="float">
            <text:p>153846.153846154</text:p>
          </table:table-cell>
          <table:table-cell office:value-type="float" office:value="1180" calcext:value-type="float">
            <text:p>1180</text:p>
          </table:table-cell>
          <table:table-cell table:style-name="ce1" office:value-type="float" office:value="0.065" calcext:value-type="float">
            <text:p>6.50E-02</text:p>
          </table:table-cell>
          <table:table-cell table:style-name="ce1" table:formula="of:=1/[.D95]" office:value-type="float" office:value="15.3846153846154" calcext:value-type="float">
            <text:p>1.54E+01</text:p>
          </table:table-cell>
          <table:table-cell office:value-type="float" office:value="3.524" calcext:value-type="float">
            <text:p>3.524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96]" office:value-type="float" office:value="1.04193277310924" calcext:value-type="float">
            <text:p>1.04193277310924</text:p>
          </table:table-cell>
          <table:table-cell table:formula="of:=10^4*[.E96]" office:value-type="float" office:value="277777.777777778" calcext:value-type="float">
            <text:p>277777.777777778</text:p>
          </table:table-cell>
          <table:table-cell office:value-type="float" office:value="1190" calcext:value-type="float">
            <text:p>1190</text:p>
          </table:table-cell>
          <table:table-cell table:style-name="ce1" office:value-type="float" office:value="0.036" calcext:value-type="float">
            <text:p>3.60E-02</text:p>
          </table:table-cell>
          <table:table-cell table:style-name="ce1" table:formula="of:=1/[.D96]" office:value-type="float" office:value="27.7777777777778" calcext:value-type="float">
            <text:p>2.78E+01</text:p>
          </table:table-cell>
          <table:table-cell office:value-type="float" office:value="3.522" calcext:value-type="float">
            <text:p>3.522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97]" office:value-type="float" office:value="1.03316666666667" calcext:value-type="float">
            <text:p>1.03316666666667</text:p>
          </table:table-cell>
          <table:table-cell table:formula="of:=10^4*[.E97]" office:value-type="float" office:value="454545.454545455" calcext:value-type="float">
            <text:p>454545.454545455</text:p>
          </table:table-cell>
          <table:table-cell office:value-type="float" office:value="1200" calcext:value-type="float">
            <text:p>1200</text:p>
          </table:table-cell>
          <table:table-cell table:style-name="ce1" office:value-type="float" office:value="0.022" calcext:value-type="float">
            <text:p>2.20E-02</text:p>
          </table:table-cell>
          <table:table-cell table:style-name="ce1" table:formula="of:=1/[.D97]" office:value-type="float" office:value="45.4545454545455" calcext:value-type="float">
            <text:p>4.55E+01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98]" office:value-type="float" office:value="1.02462809917355" calcext:value-type="float">
            <text:p>1.02462809917355</text:p>
          </table:table-cell>
          <table:table-cell table:formula="of:=10^4*[.E98]" office:value-type="float" office:value="769230.769230769" calcext:value-type="float">
            <text:p>769230.769230769</text:p>
          </table:table-cell>
          <table:table-cell office:value-type="float" office:value="1210" calcext:value-type="float">
            <text:p>1210</text:p>
          </table:table-cell>
          <table:table-cell table:style-name="ce1" office:value-type="float" office:value="0.013" calcext:value-type="float">
            <text:p>1.30E-02</text:p>
          </table:table-cell>
          <table:table-cell table:style-name="ce1" table:formula="of:=1/[.D98]" office:value-type="float" office:value="76.9230769230769" calcext:value-type="float">
            <text:p>7.69E+01</text:p>
          </table:table-cell>
          <table:table-cell office:value-type="float" office:value="3.528" calcext:value-type="float">
            <text:p>3.528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99]" office:value-type="float" office:value="1.01631147540984" calcext:value-type="float">
            <text:p>1.01631147540984</text:p>
          </table:table-cell>
          <table:table-cell table:formula="of:=10^4*[.E99]" office:value-type="float" office:value="1219512.19512195" calcext:value-type="float">
            <text:p>1219512.19512195</text:p>
          </table:table-cell>
          <table:table-cell office:value-type="float" office:value="1220" calcext:value-type="float">
            <text:p>1220</text:p>
          </table:table-cell>
          <table:table-cell table:style-name="ce1" office:value-type="float" office:value="0.0082" calcext:value-type="float">
            <text:p>8.20E-03</text:p>
          </table:table-cell>
          <table:table-cell table:style-name="ce1" table:formula="of:=1/[.D99]" office:value-type="float" office:value="121.951219512195" calcext:value-type="float">
            <text:p>1.22E+02</text:p>
          </table:table-cell>
          <table:table-cell office:value-type="float" office:value="3.516" calcext:value-type="float">
            <text:p>3.516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00]" office:value-type="float" office:value="1.0079674796748" calcext:value-type="float">
            <text:p>1.0079674796748</text:p>
          </table:table-cell>
          <table:table-cell table:formula="of:=10^4*[.E100]" office:value-type="float" office:value="2127659.57446808" calcext:value-type="float">
            <text:p>2127659.57446808</text:p>
          </table:table-cell>
          <table:table-cell office:value-type="float" office:value="1230" calcext:value-type="float">
            <text:p>1230</text:p>
          </table:table-cell>
          <table:table-cell table:style-name="ce1" office:value-type="float" office:value="0.0047" calcext:value-type="float">
            <text:p>4.70E-03</text:p>
          </table:table-cell>
          <table:table-cell table:style-name="ce1" table:formula="of:=1/[.D100]" office:value-type="float" office:value="212.765957446808" calcext:value-type="float">
            <text:p>2.13E+02</text:p>
          </table:table-cell>
          <table:table-cell office:value-type="float" office:value="3.515" calcext:value-type="float">
            <text:p>3.515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01]" office:value-type="float" office:value="0.999838709677419" calcext:value-type="float">
            <text:p>0.999838709677419</text:p>
          </table:table-cell>
          <table:table-cell table:formula="of:=10^4*[.E101]" office:value-type="float" office:value="4166666.66666667" calcext:value-type="float">
            <text:p>4166666.66666667</text:p>
          </table:table-cell>
          <table:table-cell office:value-type="float" office:value="1240" calcext:value-type="float">
            <text:p>1240</text:p>
          </table:table-cell>
          <table:table-cell table:style-name="ce1" office:value-type="float" office:value="0.0024" calcext:value-type="float">
            <text:p>2.40E-03</text:p>
          </table:table-cell>
          <table:table-cell table:style-name="ce1" table:formula="of:=1/[.D101]" office:value-type="float" office:value="416.666666666667" calcext:value-type="float">
            <text:p>4.17E+02</text:p>
          </table:table-cell>
          <table:table-cell office:value-type="float" office:value="3.513" calcext:value-type="float">
            <text:p>3.513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102]" office:value-type="float" office:value="0.99192" calcext:value-type="float">
            <text:p>0.99192</text:p>
          </table:table-cell>
          <table:table-cell table:formula="of:=10^4*[.E102]" office:value-type="float" office:value="10000000" calcext:value-type="float">
            <text:p>10000000</text:p>
          </table:table-cell>
          <table:table-cell office:value-type="float" office:value="1250" calcext:value-type="float">
            <text:p>1250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table:formula="of:=1/[.D102]" office:value-type="float" office:value="1000" calcext:value-type="float">
            <text:p>1.00E+03</text:p>
          </table:table-cell>
          <table:table-cell office:value-type="float" office:value="3.511" calcext:value-type="float">
            <text:p>3.511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03]" office:value-type="float" office:value="0.983968253968254" calcext:value-type="float">
            <text:p>0.983968253968254</text:p>
          </table:table-cell>
          <table:table-cell table:formula="of:=10^4*[.E103]" office:value-type="float" office:value="27777777.7777778" calcext:value-type="float">
            <text:p>27777777.7777778</text:p>
          </table:table-cell>
          <table:table-cell office:value-type="float" office:value="1260" calcext:value-type="float">
            <text:p>1260</text:p>
          </table:table-cell>
          <table:table-cell table:style-name="ce1" office:value-type="float" office:value="0.00036" calcext:value-type="float">
            <text:p>3.60E-04</text:p>
          </table:table-cell>
          <table:table-cell table:style-name="ce1" table:formula="of:=1/[.D103]" office:value-type="float" office:value="2777.77777777778" calcext:value-type="float">
            <text:p>2.78E+03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04]" office:value-type="float" office:value="0.976220472440945" calcext:value-type="float">
            <text:p>0.976220472440945</text:p>
          </table:table-cell>
          <table:table-cell table:formula="of:=10^4*[.E104]" office:value-type="float" office:value="50000000" calcext:value-type="float">
            <text:p>50000000</text:p>
          </table:table-cell>
          <table:table-cell office:value-type="float" office:value="1270" calcext:value-type="float">
            <text:p>1270</text:p>
          </table:table-cell>
          <table:table-cell table:style-name="ce1" office:value-type="float" office:value="0.0002" calcext:value-type="float">
            <text:p>2.00E-04</text:p>
          </table:table-cell>
          <table:table-cell table:style-name="ce1" table:formula="of:=1/[.D104]" office:value-type="float" office:value="5000" calcext:value-type="float">
            <text:p>5.00E+03</text:p>
          </table:table-cell>
          <table:table-cell office:value-type="float" office:value="3.508" calcext:value-type="float">
            <text:p>3.508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105]" office:value-type="float" office:value="0.968671875" calcext:value-type="float">
            <text:p>0.968671875</text:p>
          </table:table-cell>
          <table:table-cell table:formula="of:=10^4*[.E105]" office:value-type="float" office:value="83333333.3333333" calcext:value-type="float">
            <text:p>83333333.3333333</text:p>
          </table:table-cell>
          <table:table-cell office:value-type="float" office:value="1280" calcext:value-type="float">
            <text:p>1280</text:p>
          </table:table-cell>
          <table:table-cell table:style-name="ce1" office:value-type="float" office:value="0.00012" calcext:value-type="float">
            <text:p>1.20E-04</text:p>
          </table:table-cell>
          <table:table-cell table:style-name="ce1" table:formula="of:=1/[.D105]" office:value-type="float" office:value="8333.33333333333" calcext:value-type="float">
            <text:p>8.33E+03</text:p>
          </table:table-cell>
          <table:table-cell office:value-type="float" office:value="3.507" calcext:value-type="float">
            <text:p>3.507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06]" office:value-type="float" office:value="0.961085271317829" calcext:value-type="float">
            <text:p>0.961085271317829</text:p>
          </table:table-cell>
          <table:table-cell table:formula="of:=10^4*[.E106]" office:value-type="float" office:value="140845070.422535" calcext:value-type="float">
            <text:p>140845070.422535</text:p>
          </table:table-cell>
          <table:table-cell office:value-type="float" office:value="1290" calcext:value-type="float">
            <text:p>1290</text:p>
          </table:table-cell>
          <table:table-cell table:style-name="ce1" office:value-type="float" office:value="0.000071" calcext:value-type="float">
            <text:p>7.10E-05</text:p>
          </table:table-cell>
          <table:table-cell table:style-name="ce1" table:formula="of:=1/[.D106]" office:value-type="float" office:value="14084.5070422535" calcext:value-type="float">
            <text:p>1.41E+04</text:p>
          </table:table-cell>
          <table:table-cell office:value-type="float" office:value="3.506" calcext:value-type="float">
            <text:p>3.506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07]" office:value-type="float" office:value="0.953692307692308" calcext:value-type="float">
            <text:p>0.953692307692308</text:p>
          </table:table-cell>
          <table:table-cell table:formula="of:=10^4*[.E107]" office:value-type="float" office:value="222222222.222222" calcext:value-type="float">
            <text:p>222222222.222222</text:p>
          </table:table-cell>
          <table:table-cell office:value-type="float" office:value="1300" calcext:value-type="float">
            <text:p>1300</text:p>
          </table:table-cell>
          <table:table-cell table:style-name="ce1" office:value-type="float" office:value="0.000045" calcext:value-type="float">
            <text:p>4.50E-05</text:p>
          </table:table-cell>
          <table:table-cell table:style-name="ce1" table:formula="of:=1/[.D107]" office:value-type="float" office:value="22222.2222222222" calcext:value-type="float">
            <text:p>2.22E+04</text:p>
          </table:table-cell>
          <table:table-cell office:value-type="float" office:value="3.504" calcext:value-type="float">
            <text:p>3.504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108]" office:value-type="float" office:value="0.946488549618321" calcext:value-type="float">
            <text:p>0.946488549618321</text:p>
          </table:table-cell>
          <table:table-cell table:formula="of:=10^4*[.E108]" office:value-type="float" office:value="370370370.37037" calcext:value-type="float">
            <text:p>370370370.37037</text:p>
          </table:table-cell>
          <table:table-cell office:value-type="float" office:value="1310" calcext:value-type="float">
            <text:p>1310</text:p>
          </table:table-cell>
          <table:table-cell table:style-name="ce1" office:value-type="float" office:value="0.000027" calcext:value-type="float">
            <text:p>2.70E-05</text:p>
          </table:table-cell>
          <table:table-cell table:style-name="ce1" table:formula="of:=1/[.D108]" office:value-type="float" office:value="37037.037037037" calcext:value-type="float">
            <text:p>3.70E+04</text:p>
          </table:table-cell>
          <table:table-cell office:value-type="float" office:value="3.503" calcext:value-type="float">
            <text:p>3.503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09]" office:value-type="float" office:value="0.939242424242424" calcext:value-type="float">
            <text:p>0.939242424242424</text:p>
          </table:table-cell>
          <table:table-cell table:formula="of:=10^4*[.E109]" office:value-type="float" office:value="625000000" calcext:value-type="float">
            <text:p>625000000</text:p>
          </table:table-cell>
          <table:table-cell office:value-type="float" office:value="1320" calcext:value-type="float">
            <text:p>1320</text:p>
          </table:table-cell>
          <table:table-cell table:style-name="ce1" office:value-type="float" office:value="0.000016" calcext:value-type="float">
            <text:p>1.60E-05</text:p>
          </table:table-cell>
          <table:table-cell table:style-name="ce1" table:formula="of:=1/[.D109]" office:value-type="float" office:value="62500" calcext:value-type="float">
            <text:p>6.25E+04</text:p>
          </table:table-cell>
          <table:table-cell office:value-type="float" office:value="3.501" calcext:value-type="float">
            <text:p>3.501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10]" office:value-type="float" office:value="0.93218045112782" calcext:value-type="float">
            <text:p>0.93218045112782</text:p>
          </table:table-cell>
          <table:table-cell table:formula="of:=10^4*[.E110]" office:value-type="float" office:value="1250000000" calcext:value-type="float">
            <text:p>1250000000</text:p>
          </table:table-cell>
          <table:table-cell office:value-type="float" office:value="1330" calcext:value-type="float">
            <text:p>1330</text:p>
          </table:table-cell>
          <table:table-cell table:style-name="ce1" office:value-type="float" office:value="0.000008" calcext:value-type="float">
            <text:p>8.00E-06</text:p>
          </table:table-cell>
          <table:table-cell table:style-name="ce1" table:formula="of:=1/[.D110]" office:value-type="float" office:value="125000" calcext:value-type="float">
            <text:p>1.25E+0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111]" office:value-type="float" office:value="0.925298507462687" calcext:value-type="float">
            <text:p>0.925298507462687</text:p>
          </table:table-cell>
          <table:table-cell table:formula="of:=10^4*[.E111]" office:value-type="float" office:value="2857142857.14286" calcext:value-type="float">
            <text:p>2857142857.14286</text:p>
          </table:table-cell>
          <table:table-cell office:value-type="float" office:value="1340" calcext:value-type="float">
            <text:p>1340</text:p>
          </table:table-cell>
          <table:table-cell table:style-name="ce1" office:value-type="float" office:value="0.0000035" calcext:value-type="float">
            <text:p>3.50E-06</text:p>
          </table:table-cell>
          <table:table-cell table:style-name="ce1" table:formula="of:=1/[.D111]" office:value-type="float" office:value="285714.285714286" calcext:value-type="float">
            <text:p>2.86E+05</text:p>
          </table:table-cell>
          <table:table-cell office:value-type="float" office:value="3.498" calcext:value-type="float">
            <text:p>3.498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12]" office:value-type="float" office:value="0.91837037037037" calcext:value-type="float">
            <text:p>0.91837037037037</text:p>
          </table:table-cell>
          <table:table-cell table:formula="of:=10^4*[.E112]" office:value-type="float" office:value="5882352941.17647" calcext:value-type="float">
            <text:p>5882352941.17647</text:p>
          </table:table-cell>
          <table:table-cell office:value-type="float" office:value="1350" calcext:value-type="float">
            <text:p>1350</text:p>
          </table:table-cell>
          <table:table-cell table:style-name="ce1" office:value-type="float" office:value="0.0000017" calcext:value-type="float">
            <text:p>1.70E-06</text:p>
          </table:table-cell>
          <table:table-cell table:style-name="ce1" table:formula="of:=1/[.D112]" office:value-type="float" office:value="588235.294117647" calcext:value-type="float">
            <text:p>5.88E+05</text:p>
          </table:table-cell>
          <table:table-cell office:value-type="float" office:value="3.497" calcext:value-type="float">
            <text:p>3.497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13]" office:value-type="float" office:value="0.911617647058823" calcext:value-type="float">
            <text:p>0.911617647058823</text:p>
          </table:table-cell>
          <table:table-cell table:formula="of:=10^4*[.E113]" office:value-type="float" office:value="10000000000" calcext:value-type="float">
            <text:p>10000000000</text:p>
          </table:table-cell>
          <table:table-cell office:value-type="float" office:value="1360" calcext:value-type="float">
            <text:p>1360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table:formula="of:=1/[.D113]" office:value-type="float" office:value="1000000" calcext:value-type="float">
            <text:p>1.00E+06</text:p>
          </table:table-cell>
          <table:table-cell office:value-type="float" office:value="3.496" calcext:value-type="float">
            <text:p>3.496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114]" office:value-type="float" office:value="0.905036496350365" calcext:value-type="float">
            <text:p>0.905036496350365</text:p>
          </table:table-cell>
          <table:table-cell table:formula="of:=10^4*[.E114]" office:value-type="float" office:value="14925373134.3284" calcext:value-type="float">
            <text:p>14925373134.3284</text:p>
          </table:table-cell>
          <table:table-cell office:value-type="float" office:value="1370" calcext:value-type="float">
            <text:p>1370</text:p>
          </table:table-cell>
          <table:table-cell table:style-name="ce1" office:value-type="float" office:value="0.00000067" calcext:value-type="float">
            <text:p>6.70E-07</text:p>
          </table:table-cell>
          <table:table-cell table:style-name="ce1" table:formula="of:=1/[.D114]" office:value-type="float" office:value="1492537.31343284" calcext:value-type="float">
            <text:p>1.49E+06</text:p>
          </table:table-cell>
          <table:table-cell office:value-type="float" office:value="3.495" calcext:value-type="float">
            <text:p>3.495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15]" office:value-type="float" office:value="0.898405797101449" calcext:value-type="float">
            <text:p>0.898405797101449</text:p>
          </table:table-cell>
          <table:table-cell table:formula="of:=10^4*[.E115]" office:value-type="float" office:value="22222222222.2222" calcext:value-type="float">
            <text:p>22222222222.2222</text:p>
          </table:table-cell>
          <table:table-cell office:value-type="float" office:value="1380" calcext:value-type="float">
            <text:p>1380</text:p>
          </table:table-cell>
          <table:table-cell table:style-name="ce1" office:value-type="float" office:value="0.00000045" calcext:value-type="float">
            <text:p>4.50E-07</text:p>
          </table:table-cell>
          <table:table-cell table:style-name="ce1" table:formula="of:=1/[.D115]" office:value-type="float" office:value="2222222.22222222" calcext:value-type="float">
            <text:p>2.22E+06</text:p>
          </table:table-cell>
          <table:table-cell office:value-type="float" office:value="3.493" calcext:value-type="float">
            <text:p>3.493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16]" office:value-type="float" office:value="0.891942446043165" calcext:value-type="float">
            <text:p>0.891942446043165</text:p>
          </table:table-cell>
          <table:table-cell table:formula="of:=10^4*[.E116]" office:value-type="float" office:value="40000000000" calcext:value-type="float">
            <text:p>40000000000</text:p>
          </table:table-cell>
          <table:table-cell office:value-type="float" office:value="1390" calcext:value-type="float">
            <text:p>1390</text:p>
          </table:table-cell>
          <table:table-cell table:style-name="ce1" office:value-type="float" office:value="0.00000025" calcext:value-type="float">
            <text:p>2.50E-07</text:p>
          </table:table-cell>
          <table:table-cell table:style-name="ce1" table:formula="of:=1/[.D116]" office:value-type="float" office:value="4000000" calcext:value-type="float">
            <text:p>4.00E+06</text:p>
          </table:table-cell>
          <table:table-cell office:value-type="float" office:value="3.492" calcext:value-type="float">
            <text:p>3.492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117]" office:value-type="float" office:value="0.885642857142857" calcext:value-type="float">
            <text:p>0.885642857142857</text:p>
          </table:table-cell>
          <table:table-cell table:formula="of:=10^4*[.E117]" office:value-type="float" office:value="50000000000" calcext:value-type="float">
            <text:p>50000000000</text:p>
          </table:table-cell>
          <table:table-cell office:value-type="float" office:value="1400" calcext:value-type="float">
            <text:p>1400</text:p>
          </table:table-cell>
          <table:table-cell table:style-name="ce1" office:value-type="float" office:value="0.0000002" calcext:value-type="float">
            <text:p>2.00E-07</text:p>
          </table:table-cell>
          <table:table-cell table:style-name="ce1" table:formula="of:=1/[.D117]" office:value-type="float" office:value="5000000" calcext:value-type="float">
            <text:p>5.00E+06</text:p>
          </table:table-cell>
          <table:table-cell office:value-type="float" office:value="3.491" calcext:value-type="float">
            <text:p>3.491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18]" office:value-type="float" office:value="0.879290780141844" calcext:value-type="float">
            <text:p>0.879290780141844</text:p>
          </table:table-cell>
          <table:table-cell table:formula="of:=10^4*[.E118]" office:value-type="float" office:value="66666666666.6667" calcext:value-type="float">
            <text:p>66666666666.6667</text:p>
          </table:table-cell>
          <table:table-cell office:value-type="float" office:value="1410" calcext:value-type="float">
            <text:p>1410</text:p>
          </table:table-cell>
          <table:table-cell table:style-name="ce1" office:value-type="float" office:value="0.00000015" calcext:value-type="float">
            <text:p>1.50E-07</text:p>
          </table:table-cell>
          <table:table-cell table:style-name="ce1" table:formula="of:=1/[.D118]" office:value-type="float" office:value="6666666.66666667" calcext:value-type="float">
            <text:p>6.67E+06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19]" office:value-type="float" office:value="0.873098591549296" calcext:value-type="float">
            <text:p>0.873098591549296</text:p>
          </table:table-cell>
          <table:table-cell table:formula="of:=10^4*[.E119]" office:value-type="float" office:value="117647058823.529" calcext:value-type="float">
            <text:p>117647058823.529</text:p>
          </table:table-cell>
          <table:table-cell office:value-type="float" office:value="1420" calcext:value-type="float">
            <text:p>1420</text:p>
          </table:table-cell>
          <table:table-cell table:style-name="ce1" office:value-type="float" office:value="0.000000085" calcext:value-type="float">
            <text:p>8.50E-08</text:p>
          </table:table-cell>
          <table:table-cell table:style-name="ce1" table:formula="of:=1/[.D119]" office:value-type="float" office:value="11764705.8823529" calcext:value-type="float">
            <text:p>1.18E+07</text:p>
          </table:table-cell>
          <table:table-cell office:value-type="float" office:value="3.489" calcext:value-type="float">
            <text:p>3.489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9/[.C120]" office:value-type="float" office:value="0.867062937062937" calcext:value-type="float">
            <text:p>0.867062937062937</text:p>
          </table:table-cell>
          <table:table-cell table:formula="of:=10^4*[.E120]" office:value-type="float" office:value="129870129870.13" calcext:value-type="float">
            <text:p>129870129870.13</text:p>
          </table:table-cell>
          <table:table-cell office:value-type="float" office:value="1430" calcext:value-type="float">
            <text:p>1430</text:p>
          </table:table-cell>
          <table:table-cell table:style-name="ce1" office:value-type="float" office:value="0.000000077" calcext:value-type="float">
            <text:p>7.70E-08</text:p>
          </table:table-cell>
          <table:table-cell table:style-name="ce1" table:formula="of:=1/[.D120]" office:value-type="float" office:value="12987012.987013" calcext:value-type="float">
            <text:p>1.30E+07</text:p>
          </table:table-cell>
          <table:table-cell office:value-type="float" office:value="3.488" calcext:value-type="float">
            <text:p>3.488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21]" office:value-type="float" office:value="0.860972222222222" calcext:value-type="float">
            <text:p>0.860972222222222</text:p>
          </table:table-cell>
          <table:table-cell table:formula="of:=10^4*[.E121]" office:value-type="float" office:value="238095238095.238" calcext:value-type="float">
            <text:p>238095238095.238</text:p>
          </table:table-cell>
          <table:table-cell office:value-type="float" office:value="1440" calcext:value-type="float">
            <text:p>1440</text:p>
          </table:table-cell>
          <table:table-cell table:style-name="ce1" office:value-type="float" office:value="0.000000042" calcext:value-type="float">
            <text:p>4.20E-08</text:p>
          </table:table-cell>
          <table:table-cell table:style-name="ce1" table:formula="of:=1/[.D121]" office:value-type="float" office:value="23809523.8095238" calcext:value-type="float">
            <text:p>2.38E+07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>
          <table:table-cell table:formula="of:=1239.8/[.C122]" office:value-type="float" office:value="0.855034482758621" calcext:value-type="float">
            <text:p>0.855034482758621</text:p>
          </table:table-cell>
          <table:table-cell table:formula="of:=10^4*[.E122]" office:value-type="float" office:value="312500000000" calcext:value-type="float">
            <text:p>312500000000</text:p>
          </table:table-cell>
          <table:table-cell office:value-type="float" office:value="1450" calcext:value-type="float">
            <text:p>1450</text:p>
          </table:table-cell>
          <table:table-cell table:style-name="ce1" office:value-type="float" office:value="0.000000032" calcext:value-type="float">
            <text:p>3.20E-08</text:p>
          </table:table-cell>
          <table:table-cell table:style-name="ce1" table:formula="of:=1/[.D122]" office:value-type="float" office:value="31250000" calcext:value-type="float">
            <text:p>3.13E+07</text:p>
          </table:table-cell>
          <table:table-cell office:value-type="float" office:value="3.486" calcext:value-type="float">
            <text:p>3.486</text:p>
          </table:table-cell>
          <table:table-cell office:value-type="string" calcext:value-type="string">
            <text:p>-</text:p>
          </table:table-cell>
          <table:table-cell table:number-columns-repeated="57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8:59:22.494960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ank" style:display-name="PageStyle_n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bsorption coefficient and refractive index</dc:title>
    <dc:subject>Silicon</dc:subject>
    <meta:initial-creator> Stuart Bowden</meta:initial-creator>
    <dc:description>Prepared for PVCDROM at
http://pvcdrom.pveducation.org</dc:description>
    <meta:creation-date>2002-06-15T13:22:14</meta:creation-date>
    <dc:date>2023-05-11T01:15:15.455055350</dc:date>
    <meta:generator>LibreOffice/6.4.7.2$Linux_X86_64 LibreOffice_project/40$Build-2</meta:generator>
    <meta:editing-duration>PT7H14M57S</meta:editing-duration>
    <meta:editing-cycles>4</meta:editing-cycles>
    <meta:document-statistic meta:table-count="1" meta:cell-count="933" meta:object-count="4"/>
    <meta:user-defined meta:name="AppVersion">12.0000</meta:user-defined>
    <meta:user-defined meta:name="Company">PVCDR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3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450" chart:interval-major="100" chart:interval-minor-divisor="2" chart:reverse-direction="false" text:line-break="false" loext:try-staggering-first="false" chart:link-data-style-to-source="false" chart:axis-position="0.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fals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37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9" style:family="chart">
      <style:chart-properties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10" style:family="chart" style:data-style-name="N137">
      <style:chart-properties chart:display-label="true" chart:logarithmic="true" chart:minimum="0.000000001" chart:maximum="1000000" chart:reverse-direction="false" text:line-break="false" loext:try-staggering-first="false" chart:link-data-style-to-source="false" chart:axis-position="end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11" style:family="chart" style:data-style-name="N61">
      <style:chart-properties chart:symbol-type="named-symbol" chart:symbol-name="circle" chart:symbol-width="0.106cm" chart:symbol-height="0.106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2" style:family="chart">
      <style:graphic-properties draw:fill="solid" draw:fill-color="#ffffcc"/>
    </style:style>
    <style:style style:name="ch13" style:family="chart">
      <style:graphic-properties draw:fill-color="#d9d9d9"/>
    </style:style>
  </office:automatic-styles>
  <office:body>
    <office:chart>
      <chart:chart svg:width="11.735cm" svg:height="8.89cm" xlink:href=".." xlink:type="simple" chart:class="chart:scatter" chart:style-name="ch1">
        <chart:title svg:x="3.371cm" svg:y="0.11cm" chart:style-name="ch2">
          <text:p>Absorption depth in Silicon</text:p>
        </chart:title>
        <chart:plot-area chart:style-name="ch3" table:cell-range-address="nank.C2:nank.C122 nank.E1:nank.E122" chart:data-source-has-labels="row" svg:x="0.347cm" svg:y="0.551cm" svg:width="10.929cm" svg:height="8.121cm">
          <chartooo:coordinate-region svg:x="1.656cm" svg:y="0.724cm" svg:width="8.31cm" svg:height="6.931cm"/>
          <chart:axis chart:dimension="x" chart:name="primary-x" chart:style-name="ch4">
            <chart:title svg:x="4.106cm" svg:y="8.281cm" chart:style-name="ch5">
              <text:p>wavelength (nm)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074cm" svg:y="7.001cm" chart:style-name="ch9">
              <text:p>absorption depth (cm)</text:p>
            </chart:title>
            <chart:grid chart:style-name="ch6" chart:class="major"/>
          </chart:axis>
          <chart:axis chart:dimension="y" chart:name="secondary-y" chart:style-name="ch10">
            <chart:title svg:x="11.2cm" svg:y="6.861cm" chart:style-name="ch9">
              <text:p>absorption depth (m)</text:p>
            </chart:title>
          </chart:axis>
          <chart:series chart:attached-axis="primary-y" chart:style-name="ch11" chart:values-cell-range-address="nank.E2:nank.E122" chart:label-cell-address="nank.E1:nank.E1" chart:class="chart:scatter">
            <chart:domain table:cell-range-address="nank.C2:nank.C122"/>
            <chart:data-point chart:repeated="1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orption depth (cm)</text:p>
                <draw:g>
                  <svg:desc>nank.E1:nan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0.000000543478260869565">
                <text:p>0.000000543478260869565</text:p>
                <draw:g>
                  <svg:desc>nank.E2:nank.E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0.00000050761421319797">
                <text:p>0.00000050761421319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0.000000458715596330275">
                <text:p>0.000000458715596330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0.000000423728813559322">
                <text:p>0.000000423728813559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0.000000446428571428571">
                <text:p>0.0000004464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000578034682080925">
                <text:p>0.000000578034682080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000000694444444444445">
                <text:p>0.000000694444444444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0.00000078125">
                <text:p>0.0000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0.000000854700854700855">
                <text:p>0.000000854700854700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00000091743119266055">
                <text:p>0.00000091743119266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000000961538461538462">
                <text:p>0.000000961538461538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000000980392156862745">
                <text:p>0.000000980392156862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0.00000143472022955524">
                <text:p>0.00000143472022955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0.00000341296928327645">
                <text:p>0.00000341296928327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0.00000666666666666667">
                <text:p>0.00000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0.0000105042016806723">
                <text:p>0.0000105042016806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0.0000148367952522255">
                <text:p>0.0000148367952522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0.0000255102040816327">
                <text:p>0.0000255102040816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0.0000321543408360129">
                <text:p>0.0000321543408360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0.0000392156862745098">
                <text:p>0.0000392156862745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0.0000476190476190476">
                <text:p>0.0000476190476190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0.0000581395348837209">
                <text:p>0.0000581395348837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0000675675675675676">
                <text:p>0.0000675675675675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0.000078740157480315">
                <text:p>0.000078740157480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0000900900900900901">
                <text:p>0.0000900900900900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0.000103092783505155">
                <text:p>0.000103092783505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0.000113636363636364">
                <text:p>0.000113636363636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0.000127388535031847">
                <text:p>0.0001273885350318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0.000141843971631206">
                <text:p>0.0001418439716312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0.000156494522691706">
                <text:p>0.000156494522691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0.000173010380622837">
                <text:p>0.000173010380622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0.00018796992481203">
                <text:p>0.00018796992481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0.000204918032786885">
                <text:p>0.0002049180327868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0.00022271714922049">
                <text:p>0.00022271714922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0.000241545893719807">
                <text:p>0.0002415458937198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0.00026246719160105">
                <text:p>0.0002624671916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0.000284090909090909">
                <text:p>0.0002840909090909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0.000305810397553517">
                <text:p>0.000305810397553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0.000328947368421053">
                <text:p>0.000328947368421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0.000355871886120996">
                <text:p>0.000355871886120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0.000387596899224806">
                <text:p>0.000387596899224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0.000420168067226891">
                <text:p>0.0004201680672268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0.000452488687782805">
                <text:p>0.000452488687782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0.000487804878048781">
                <text:p>0.000487804878048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0.000526315789473684">
                <text:p>0.000526315789473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0.000564971751412429">
                <text:p>0.000564971751412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0.000602409638554217">
                <text:p>0.000602409638554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0.000649350649350649">
                <text:p>0.0006493506493506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0.000704225352112676">
                <text:p>0.0007042253521126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0.000769230769230769">
                <text:p>0.000769230769230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0.000840336134453782">
                <text:p>0.0008403361344537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0.000909090909090909">
                <text:p>0.000909090909090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0.00099009900990099">
                <text:p>0.000990099009900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0.00107758620689655">
                <text:p>0.001077586206896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0.00117647058823529">
                <text:p>0.001176470588235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0.00129032258064516">
                <text:p>0.001290322580645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0.00141442715700141">
                <text:p>0.00141442715700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0.00154559505409583">
                <text:p>0.00154559505409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0.00169204737732657">
                <text:p>0.00169204737732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0.00186915887850467">
                <text:p>0.00186915887850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0.00208333333333333">
                <text:p>0.00208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0.00231481481481481">
                <text:p>0.00231481481481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0.00261096605744125">
                <text:p>0.00261096605744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0.00291545189504373">
                <text:p>0.00291545189504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0.00326797385620915">
                <text:p>0.00326797385620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0.00367647058823529">
                <text:p>0.003676470588235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0.00476190476190476">
                <text:p>0.00476190476190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0.00546448087431694">
                <text:p>0.005464480874316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0.00636942675159236">
                <text:p>0.00636942675159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0.00746268656716418">
                <text:p>0.007462686567164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0.0087719298245614">
                <text:p>0.00877192982456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0.0104275286757039">
                <text:p>0.0104275286757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0.0126262626262626">
                <text:p>0.01262626262626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0.0195694716242661">
                <text:p>0.01956947162426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0.025062656641604">
                <text:p>0.0250626566416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0.033112582781457">
                <text:p>0.0331125827814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0.0442477876106195">
                <text:p>0.0442477876106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0.0613496932515337">
                <text:p>0.061349693251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0.0900900900900901">
                <text:p>0.09009009009009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27.7777777777778">
                <text:p>27.77777777777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45.4545454545455">
                <text:p>45.4545454545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121.951219512195">
                <text:p>121.951219512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212.765957446808">
                <text:p>212.765957446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416.666666666667">
                <text:p>416.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2777.77777777778">
                <text:p>2777.777777777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8333.33333333333">
                <text:p>8333.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14084.5070422535">
                <text:p>14084.50704225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22222.2222222222">
                <text:p>22222.2222222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37037.037037037">
                <text:p>37037.0370370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285714.285714286">
                <text:p>285714.2857142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588235.294117647">
                <text:p>588235.2941176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1492537.31343284">
                <text:p>1492537.313432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2222222.22222222">
                <text:p>2222222.222222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6666666.66666667">
                <text:p>6666666.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11764705.8823529">
                <text:p>11764705.88235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12987012.987013">
                <text:p>12987012.987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23809523.8095238">
                <text:p>23809523.80952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31250000">
                <text:p>312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3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450" chart:interval-major="100" chart:interval-minor-divisor="5" chart:reverse-direction="false" text:line-break="false" loext:try-staggering-first="false" chart:link-data-style-to-source="false" chart:axis-position="0.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137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 style:data-style-name="N61">
      <style:chart-properties chart:symbol-type="named-symbol" chart:symbol-name="circle" chart:symbol-width="0.106cm" chart:symbol-height="0.106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0" style:family="chart">
      <style:graphic-properties draw:fill="solid" draw:fill-color="#ffffcc"/>
    </style:style>
    <style:style style:name="ch11" style:family="chart">
      <style:graphic-properties draw:fill-color="#d9d9d9"/>
    </style:style>
  </office:automatic-styles>
  <office:body>
    <office:chart>
      <chart:chart svg:width="11.734cm" svg:height="8.89cm" xlink:href=".." xlink:type="simple" chart:class="chart:scatter" chart:style-name="ch1">
        <chart:title svg:x="2.929cm" svg:y="0.039cm" chart:style-name="ch2">
          <text:p>Absorption Coefficient of Silicon</text:p>
        </chart:title>
        <chart:plot-area chart:style-name="ch3" table:cell-range-address="nank.C2:nank.D122 nank.D1:nank.D1" chart:data-source-has-labels="row" svg:x="0.562cm" svg:y="0.536cm" svg:width="10.671cm" svg:height="7.695cm">
          <chartooo:coordinate-region svg:x="1.871cm" svg:y="0.709cm" svg:width="9.362cm" svg:height="6.928cm"/>
          <chart:axis chart:dimension="x" chart:name="primary-x" chart:style-name="ch4">
            <chart:title svg:x="4.192cm" svg:y="8.281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.001cm" svg:y="7.093cm" chart:style-name="ch8">
              <text:p>absorption coeffcient (/cm)</text:p>
            </chart:title>
            <chart:grid chart:style-name="ch6" chart:class="major"/>
          </chart:axis>
          <chart:series chart:style-name="ch9" chart:values-cell-range-address="nank.D2:nank.D122" chart:label-cell-address="nank.D1:nank.D1" chart:class="chart:scatter">
            <chart:domain table:cell-range-address="nank.C2:nank.C122"/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(/cm)</text:p>
                <draw:g>
                  <svg:desc>nank.D1:nan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1840000">
                <text:p>1840000</text:p>
                <draw:g>
                  <svg:desc>nank.D2:nank.D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1970000">
                <text:p>197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2180000">
                <text:p>218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2360000">
                <text:p>236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2240000">
                <text:p>224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730000">
                <text:p>173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1280000">
                <text:p>128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1170000">
                <text:p>117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1090000">
                <text:p>109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1040000">
                <text:p>10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1020000">
                <text:p>10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697000">
                <text:p>697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293000">
                <text:p>293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95200">
                <text:p>95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67400">
                <text:p>67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39200">
                <text:p>39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31100">
                <text:p>31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0.00000067">
                <text:p>0.00000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0.00000045">
                <text:p>0.000000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0.00000025">
                <text:p>0.00000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0.000000085">
                <text:p>0.0000000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0.000000077">
                <text:p>0.0000000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0.000000042">
                <text:p>0.0000000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0.000000032">
                <text:p>0.000000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000" chart:interval-minor-divisor="5" chart:reverse-direction="false" text:line-break="false" loext:try-staggering-first="false" chart:link-data-style-to-source="false" chart:axis-position="0.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symbol-type="named-symbol" chart:symbol-name="circle" chart:symbol-width="0.141cm" chart:symbol-height="0.141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0" style:family="chart">
      <style:graphic-properties draw:fill="solid" draw:fill-color="#ffffcc"/>
    </style:style>
    <style:style style:name="ch11" style:family="chart">
      <style:graphic-properties draw:fill-color="#d9d9d9"/>
    </style:style>
  </office:automatic-styles>
  <office:body>
    <office:chart>
      <chart:chart svg:width="11.734cm" svg:height="8.89cm" xlink:href=".." xlink:type="simple" chart:class="chart:scatter" chart:style-name="ch1">
        <chart:title svg:x="4.271cm" svg:y="0.039cm" chart:style-name="ch2">
          <text:p>Reflectivity of Silicon</text:p>
        </chart:title>
        <chart:plot-area chart:style-name="ch3" table:cell-range-address="nank.C2:nank.C122 nank.H1:nank.H122" chart:data-source-has-labels="row" svg:x="1.17cm" svg:y="0.536cm" svg:width="10.435cm" svg:height="7.694cm">
          <chartooo:coordinate-region svg:x="1.871cm" svg:y="0.709cm" svg:width="9.362cm" svg:height="6.928cm"/>
          <chart:axis chart:dimension="x" chart:name="primary-x" chart:style-name="ch4">
            <chart:title svg:x="4.682cm" svg:y="8.281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.327cm" svg:y="5.479cm" chart:style-name="ch8">
              <text:p>reflectivity</text:p>
            </chart:title>
            <chart:grid chart:style-name="ch6" chart:class="major"/>
          </chart:axis>
          <chart:series chart:style-name="ch9" chart:values-cell-range-address="nank.H2:nank.H122" chart:label-cell-address="nank.H1:nank.H1" chart:class="chart:scatter">
            <chart:domain table:cell-range-address="nank.C2:nank.C122"/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flection</text:p>
                <draw:g>
                  <svg:desc>nank.H1:nank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0.672612594017585">
                <text:p>0.672612594017585</text:p>
                <draw:g>
                  <svg:desc>nank.H2:nank.H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0.705173999753657">
                <text:p>0.705173999753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0.732089552684876">
                <text:p>0.732089552684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0.722956410931167">
                <text:p>0.722956410931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0.684235361230538">
                <text:p>0.684235361230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623487589028101">
                <text:p>0.623487589028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590475835158614">
                <text:p>0.590475835158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0.574130337860842">
                <text:p>0.574130337860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0.5656774122022">
                <text:p>0.565677412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561749318208869">
                <text:p>0.561749318208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565380275909807">
                <text:p>0.565380275909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582911002404122">
                <text:p>0.582911002404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0.584270801263058">
                <text:p>0.584270801263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0.546502292447187">
                <text:p>0.546502292447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0.510973643823881">
                <text:p>0.510973643823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0.486021027692078">
                <text:p>0.486021027692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0.466853259650879">
                <text:p>0.466853259650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0.451521580514202">
                <text:p>0.451521580514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0.439123248850964">
                <text:p>0.439123248850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0.428907265346926">
                <text:p>0.428907265346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0.419585699502722">
                <text:p>0.419585699502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0.411485950400365">
                <text:p>0.411485950400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0.404281394203058">
                <text:p>0.404281394203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39787918076254">
                <text:p>0.39787918076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0.391964732835764">
                <text:p>0.39196473283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387105531276213">
                <text:p>0.387105531276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0.382264521501647">
                <text:p>0.3822645215016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0.377999091926155">
                <text:p>0.3779990919261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0.374142013737281">
                <text:p>0.3741420137372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0.370428522192012">
                <text:p>0.370428522192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0.367335936121879">
                <text:p>0.367335936121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0.364216221196157">
                <text:p>0.364216221196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0.361451748594409">
                <text:p>0.361451748594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0.358667134606895">
                <text:p>0.358667134606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0.356344975212093">
                <text:p>0.3563449752120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0.354106671849336">
                <text:p>0.354106671849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0.351853614251938">
                <text:p>0.351853614251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0.349785241326916">
                <text:p>0.3497852413269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0.34820133857332">
                <text:p>0.34820133857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0.346411479932793">
                <text:p>0.346411479932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0.344713928379056">
                <text:p>0.344713928379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0.34330931640043">
                <text:p>0.34330931640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0.341798625402933">
                <text:p>0.341798625402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0.340281901015896">
                <text:p>0.3402819010158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0.338962422361468">
                <text:p>0.338962422361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0.337639001584691">
                <text:p>0.3376390015846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0.336413284699118">
                <text:p>0.336413284699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0.3352856253833">
                <text:p>0.33528562538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0.3342575899929">
                <text:p>0.3342575899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0.33332999879242">
                <text:p>0.33332999879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0.332400672745742">
                <text:p>0.332400672745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0.331468651680362">
                <text:p>0.3314686516803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0.330534830393574">
                <text:p>0.3305348303935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0.329598359402392">
                <text:p>0.329598359402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0.328764393207925">
                <text:p>0.328764393207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0.328032867790877">
                <text:p>0.3280328677908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0.327300305896179">
                <text:p>0.3273003058961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0.326671301461493">
                <text:p>0.326671301461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0.326041006227035">
                <text:p>0.3260410062270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0.32540997581366">
                <text:p>0.325409975813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0.324777930560902">
                <text:p>0.324777930560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0.324144649551891">
                <text:p>0.32414464955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0.323510569194358">
                <text:p>0.323510569194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0.322875469350817">
                <text:p>0.322875469350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0.3222391901263">
                <text:p>0.3222391901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0.321602046138182">
                <text:p>0.321602046138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0.320963878059092">
                <text:p>0.3209638780590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0.320324684364472">
                <text:p>0.320324684364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0.319684463534747">
                <text:p>0.319684463534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0.319150063811936">
                <text:p>0.319150063811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0.318615045243477">
                <text:p>0.3186150452434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0.318079310589019">
                <text:p>0.318079310589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0.317542858980053">
                <text:p>0.3175428589800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0.317113180903694">
                <text:p>0.3171131809036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0.316683042980187">
                <text:p>0.316683042980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0.316252444768591">
                <text:p>0.3162524447685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450" chart:interval-major="100" chart:interval-minor-divisor="5" chart:reverse-direction="false" text:line-break="false" loext:try-staggering-first="false" chart:link-data-style-to-source="false" chart:axis-position="0.00000000100000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symbol-type="named-symbol" chart:symbol-name="circle" chart:symbol-width="0.141cm" chart:symbol-height="0.141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41cm" chart:symbol-height="0.141cm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1" style:family="chart">
      <style:graphic-properties draw:fill="solid" draw:fill-color="#ffffcc"/>
    </style:style>
    <style:style style:name="ch12" style:family="chart">
      <style:graphic-properties draw:fill-color="#d9d9d9"/>
    </style:style>
  </office:automatic-styles>
  <office:body>
    <office:chart>
      <chart:chart svg:width="11.728cm" svg:height="8.889cm" xlink:href=".." xlink:type="simple" chart:class="chart:scatter" chart:style-name="ch1">
        <chart:title svg:x="2.549cm" svg:y="0.038cm" chart:style-name="ch2">
          <text:p>real and imaginary refractive index of silicon</text:p>
        </chart:title>
        <chart:plot-area chart:style-name="ch3" table:cell-range-address="nank.C2:nank.C122 nank.F1:nank.F122 nank.G1:nank.G77" chart:data-source-has-labels="row" svg:x="0.691cm" svg:y="0.535cm" svg:width="10.536cm" svg:height="7.693cm">
          <chartooo:coordinate-region svg:x="1.127cm" svg:y="0.708cm" svg:width="10.1cm" svg:height="6.927cm"/>
          <chart:axis chart:dimension="x" chart:name="primary-x" chart:style-name="ch4">
            <chart:title svg:x="4.254cm" svg:y="8.28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.001cm" svg:y="5.477cm" chart:style-name="ch8">
              <text:p>reflectivity</text:p>
            </chart:title>
            <chart:grid chart:style-name="ch6" chart:class="major"/>
          </chart:axis>
          <chart:series chart:style-name="ch9" chart:values-cell-range-address="nank.F2:nank.F122" chart:label-cell-address="nank.F1:nank.F1" chart:class="chart:scatter">
            <chart:domain table:cell-range-address="nank.C2:nank.C122"/>
            <chart:data-point chart:repeated="121"/>
          </chart:series>
          <chart:series chart:style-name="ch10" chart:values-cell-range-address="nank.G2:nank.G77" chart:label-cell-address="nank.G1:nank.G1" chart:class="chart:scatter">
            <chart:data-point chart:repeated="1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</text:p>
                <draw:g>
                  <svg:desc>nank.F1:nank.F1</svg:desc>
                </draw:g>
              </table:table-cell>
              <table:table-cell office:value-type="string">
                <text:p>k</text:p>
                <draw:g>
                  <svg:desc>nank.G1:nank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1.694">
                <text:p>1.694</text:p>
                <draw:g>
                  <svg:desc>nank.F2:nank.F122</svg:desc>
                </draw:g>
              </table:table-cell>
              <table:table-cell office:value-type="float" office:value="3.666">
                <text:p>3.666</text:p>
                <draw:g>
                  <svg:desc>nank.G2:nank.G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1.8">
                <text:p>1.8</text:p>
              </table:table-cell>
              <table:table-cell office:value-type="float" office:value="4.072">
                <text:p>4.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2.129">
                <text:p>2.12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3.052">
                <text:p>3.052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4.426">
                <text:p>4.426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5.055">
                <text:p>5.055</text:p>
              </table:table-cell>
              <table:table-cell office:value-type="float" office:value="4.128">
                <text:p>4.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5.074">
                <text:p>5.074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5.102">
                <text:p>5.102</text:p>
              </table:table-cell>
              <table:table-cell office:value-type="float" office:value="3.269">
                <text:p>3.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5.179">
                <text:p>5.179</text:p>
              </table:table-cell>
              <table:table-cell office:value-type="float" office:value="3.085">
                <text:p>3.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5.293">
                <text:p>5.293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5.483">
                <text:p>5.483</text:p>
              </table:table-cell>
              <table:table-cell office:value-type="float" office:value="2.904">
                <text:p>2.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6.014">
                <text:p>6.014</text:p>
              </table:table-cell>
              <table:table-cell office:value-type="float" office:value="2.912">
                <text:p>2.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6.863">
                <text:p>6.863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6.548">
                <text:p>6.548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5.976">
                <text:p>5.976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5.587">
                <text:p>5.587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5.305">
                <text:p>5.30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5.091">
                <text:p>5.091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4.925">
                <text:p>4.925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4.793">
                <text:p>4.79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4.676">
                <text:p>4.67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4.577">
                <text:p>4.577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4.491">
                <text:p>4.49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4.416">
                <text:p>4.416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4.348">
                <text:p>4.3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.293">
                <text:p>4.29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4.239">
                <text:p>4.2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4.192">
                <text:p>4.19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4.15">
                <text:p>4.1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4.11">
                <text:p>4.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4.077">
                <text:p>4.07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4.044">
                <text:p>4.04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4.015">
                <text:p>4.0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3.986">
                <text:p>3.98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3.962">
                <text:p>3.96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3.939">
                <text:p>3.93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3.916">
                <text:p>3.91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3.895">
                <text:p>3.89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3.879">
                <text:p>3.87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3.861">
                <text:p>3.86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3.844">
                <text:p>3.84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3.83">
                <text:p>3.8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3.815">
                <text:p>3.81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3.8">
                <text:p>3.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3.787">
                <text:p>3.78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3.774">
                <text:p>3.77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3.762">
                <text:p>3.76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3.751">
                <text:p>3.7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3.741">
                <text:p>3.74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3.732">
                <text:p>3.73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3.723">
                <text:p>3.72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3.714">
                <text:p>3.71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3.705">
                <text:p>3.7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3.696">
                <text:p>3.69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3.688">
                <text:p>3.68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3.681">
                <text:p>3.68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3.674">
                <text:p>3.67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3.668">
                <text:p>3.6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3.662">
                <text:p>3.66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3.656">
                <text:p>3.65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3.65">
                <text:p>3.6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3.644">
                <text:p>3.64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3.638">
                <text:p>3.63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3.632">
                <text:p>3.63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3.626">
                <text:p>3.6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3.62">
                <text:p>3.6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3.614">
                <text:p>3.61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3.608">
                <text:p>3.60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3.602">
                <text:p>3.6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3.597">
                <text:p>3.59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3.592">
                <text:p>3.59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3.587">
                <text:p>3.58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3.582">
                <text:p>3.58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3.578">
                <text:p>3.57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3.574">
                <text:p>3.57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3.57">
                <text:p>3.5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3.566">
                <text:p>3.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3.563">
                <text:p>3.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3.557">
                <text:p>3.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3.554">
                <text:p>3.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3.551">
                <text:p>3.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3.548">
                <text:p>3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3.546">
                <text:p>3.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3.544">
                <text:p>3.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3.541">
                <text:p>3.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3.539">
                <text:p>3.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3.537">
                <text:p>3.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3.534">
                <text:p>3.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3.532">
                <text:p>3.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3.528">
                <text:p>3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3.526">
                <text:p>3.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3.524">
                <text:p>3.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3.522">
                <text:p>3.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3.528">
                <text:p>3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3.516">
                <text:p>3.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3.515">
                <text:p>3.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3.513">
                <text:p>3.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3.511">
                <text:p>3.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3.508">
                <text:p>3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3.507">
                <text:p>3.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3.506">
                <text:p>3.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3.504">
                <text:p>3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3.503">
                <text:p>3.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3.501">
                <text:p>3.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3.498">
                <text:p>3.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3.497">
                <text:p>3.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3.496">
                <text:p>3.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3.495">
                <text:p>3.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3.493">
                <text:p>3.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3.492">
                <text:p>3.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3.491">
                <text:p>3.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3.489">
                <text:p>3.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3.488">
                <text:p>3.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3.487">
                <text:p>3.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3.486">
                <text:p>3.4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